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2.787cm"/>
    </style:style>
    <style:style style:name="co4" style:family="table-column">
      <style:table-column-properties fo:break-before="auto" style:column-width="4.471cm"/>
    </style:style>
    <style:style style:name="co5" style:family="table-column">
      <style:table-column-properties fo:break-before="auto" style:column-width="2.91cm"/>
    </style:style>
    <style:style style:name="co6" style:family="table-column">
      <style:table-column-properties fo:break-before="auto" style:column-width="3.949cm"/>
    </style:style>
    <style:style style:name="co7" style:family="table-column">
      <style:table-column-properties fo:break-before="auto" style:column-width="3.711cm"/>
    </style:style>
    <style:style style:name="co8" style:family="table-column">
      <style:table-column-properties fo:break-before="auto" style:column-width="1.651cm"/>
    </style:style>
    <style:style style:name="co9" style:family="table-column">
      <style:table-column-properties fo:break-before="auto" style:column-width="1.778cm"/>
    </style:style>
    <style:style style:name="co10" style:family="table-column">
      <style:table-column-properties fo:break-before="auto" style:column-width="1.979cm"/>
    </style:style>
    <style:style style:name="co11" style:family="table-column">
      <style:table-column-properties fo:break-before="auto" style:column-width="2.14cm"/>
    </style:style>
    <style:style style:name="co12" style:family="table-column">
      <style:table-column-properties fo:break-before="auto" style:column-width="1.73cm"/>
    </style:style>
    <style:style style:name="co13" style:family="table-column">
      <style:table-column-properties fo:break-before="auto" style:column-width="2.043cm"/>
    </style:style>
    <style:style style:name="co14" style:family="table-column">
      <style:table-column-properties fo:break-before="auto" style:column-width="1.595cm"/>
    </style:style>
    <style:style style:name="co15" style:family="table-column">
      <style:table-column-properties fo:break-before="auto" style:column-width="1.556cm"/>
    </style:style>
    <style:style style:name="co16" style:family="table-column">
      <style:table-column-properties fo:break-before="auto" style:column-width="1.575cm"/>
    </style:style>
    <style:style style:name="co17" style:family="table-column">
      <style:table-column-properties fo:break-before="auto" style:column-width="2.062cm"/>
    </style:style>
    <style:style style:name="co18" style:family="table-column">
      <style:table-column-properties fo:break-before="auto" style:column-width="2.12cm"/>
    </style:style>
    <style:style style:name="co19" style:family="table-column">
      <style:table-column-properties fo:break-before="auto" style:column-width="1.7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59cm" fo:break-before="auto" style:use-optimal-row-height="true"/>
    </style:style>
    <style:style style:name="ro4" style:family="table-row">
      <style:table-row-properties style:row-height="1.221cm" fo:break-before="auto" style:use-optimal-row-height="false"/>
    </style:style>
    <style:style style:name="ro5" style:family="table-row">
      <style:table-row-properties style:row-height="1.2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vertical-align="botto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fo:border="0.74pt solid #000000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wrap-option="wrap"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ce3"/>
        <table:table-row table:style-name="ro1">
          <table:table-cell/>
          <table:table-cell office:value-type="string" calcext:value-type="string">
            <text:p>melanoma</text:p>
          </table:table-cell>
          <table:table-cell office:value-type="string" calcext:value-type="string">
            <text:p>nevus</text:p>
          </table:table-cell>
          <table:table-cell office:value-type="string" calcext:value-type="string">
            <text:p>seborrheic_keratosi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nem melanoma</text:p>
          </table:table-cell>
          <table:table-cell table:style-name="Default" office:value-type="string" calcext:value-type="string">
            <text:p>nem mel. %</text:p>
          </table:table-cell>
          <table:table-cell table:style-name="Default" office:value-type="string" calcext:value-type="string">
            <text:p>Mel %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374" calcext:value-type="float">
            <text:p>374</text:p>
          </table:table-cell>
          <table:table-cell office:value-type="float" office:value="1372" calcext:value-type="float">
            <text:p>1372</text:p>
          </table:table-cell>
          <table:table-cell office:value-type="float" office:value="254" calcext:value-type="float">
            <text:p>254</text:p>
          </table:table-cell>
          <table:table-cell table:formula="of:=SUM([.B2:.D2])" office:value-type="float" office:value="2000" calcext:value-type="float">
            <text:p>2000</text:p>
          </table:table-cell>
          <table:table-cell table:formula="of:=[.D2]+[.C2]" office:value-type="float" office:value="1626" calcext:value-type="float">
            <text:p>1626</text:p>
          </table:table-cell>
          <table:table-cell table:formula="of:=[.F2]/[.E2]" office:value-type="percentage" office:value="0.813" calcext:value-type="percentage">
            <text:p>81,30%</text:p>
          </table:table-cell>
          <table:table-cell table:formula="of:=[.B2]/[.E2]"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117" calcext:value-type="float">
            <text:p>117</text:p>
          </table:table-cell>
          <table:table-cell office:value-type="float" office:value="393" calcext:value-type="float">
            <text:p>393</text:p>
          </table:table-cell>
          <table:table-cell office:value-type="float" office:value="90" calcext:value-type="float">
            <text:p>90</text:p>
          </table:table-cell>
          <table:table-cell table:formula="of:=SUM([.B3:.D3])" office:value-type="float" office:value="600" calcext:value-type="float">
            <text:p>600</text:p>
          </table:table-cell>
          <table:table-cell table:formula="of:=[.D3]+[.C3]" office:value-type="float" office:value="483" calcext:value-type="float">
            <text:p>483</text:p>
          </table:table-cell>
          <table:table-cell table:formula="of:=[.F3]/[.E3]" office:value-type="percentage" office:value="0.805" calcext:value-type="percentage">
            <text:p>80,50%</text:p>
          </table:table-cell>
          <table:table-cell table:formula="of:=[.B3]/[.E3]"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valid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table:formula="of:=SUM([.B4:.D4])" office:value-type="float" office:value="150" calcext:value-type="float">
            <text:p>150</text:p>
          </table:table-cell>
          <table:table-cell table:formula="of:=[.D4]+[.C4]" office:value-type="float" office:value="120" calcext:value-type="float">
            <text:p>120</text:p>
          </table:table-cell>
          <table:table-cell table:formula="of:=[.F4]/[.E4]" office:value-type="percentage" office:value="0.8" calcext:value-type="percentage">
            <text:p>80,00%</text:p>
          </table:table-cell>
          <table:table-cell table:formula="of:=[.B4]/[.E4]" office:value-type="percentage" office:value="0.2" calcext:value-type="percentage">
            <text:p>20,00%</text:p>
          </table:table-cell>
        </table:table-row>
        <table:table-row table:style-name="ro1">
          <table:table-cell table:style-name="Default" office:value-type="string" calcext:value-type="string">
            <text:p>sum</text:p>
          </table:table-cell>
          <table:table-cell table:style-name="Default" table:formula="of:=SUM([.B2:.B4])" office:value-type="float" office:value="521" calcext:value-type="float">
            <text:p>521</text:p>
          </table:table-cell>
          <table:table-cell table:style-name="Default" table:formula="of:=SUM([.C2:.C4])" office:value-type="float" office:value="1843" calcext:value-type="float">
            <text:p>1843</text:p>
          </table:table-cell>
          <table:table-cell table:style-name="Default" table:formula="of:=SUM([.D2:.D4])" office:value-type="float" office:value="386" calcext:value-type="float">
            <text:p>386</text:p>
          </table:table-cell>
          <table:table-cell table:style-name="ce2" table:formula="of:=SUM([.E2:.E4])" office:value-type="float" office:value="2750" calcext:value-type="float">
            <text:p>2750</text:p>
          </table:table-cell>
          <table:table-cell table:formula="of:=SUM([.F2:.F4])" office:value-type="float" office:value="2229" calcext:value-type="float">
            <text:p>2229</text:p>
          </table:table-cell>
          <table:table-cell table:formula="of:=[.F5]/[.E5]" office:value-type="percentage" office:value="0.810545454545455" calcext:value-type="percentage">
            <text:p>81,05%</text:p>
          </table:table-cell>
          <table:table-cell table:formula="of:=[.B5]/[.E5]" office:value-type="percentage" office:value="0.189454545454545" calcext:value-type="percentage">
            <text:p>18,95%</text:p>
          </table:table-cell>
        </table:table-row>
      </table:table>
      <table:table table:name="Datasetek általános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Képek száma</text:p>
          </table:table-cell>
          <table:table-cell office:value-type="string" calcext:value-type="string">
            <text:p>Osztályok száma</text:p>
          </table:table-cell>
          <table:table-cell office:value-type="string" calcext:value-type="string">
            <text:p>Felbontás &amp; képarány</text:p>
          </table:table-cell>
          <table:table-cell office:value-type="string" calcext:value-type="string">
            <text:p>formátum</text:p>
          </table:table-cell>
        </table:table-row>
        <table:table-row table:style-name="ro1">
          <table:table-cell table:style-name="ce7" office:value-type="string" calcext:value-type="string">
            <text:p>melanoma_detection</text:p>
          </table:table-cell>
          <table:table-cell table:style-name="ce7" office:value-type="float" office:value="2750" calcext:value-type="float">
            <text:p>2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áltozó</text:p>
          </table:table-cell>
          <table:table-cell office:value-type="string" calcext:value-type="string">
            <text:p>.jpg</text:p>
          </table:table-cell>
        </table:table-row>
        <table:table-row table:style-name="ro2">
          <table:table-cell office:value-type="string" calcext:value-type="string">
            <text:p>skin_lesions_classification</text:p>
            <text:p/>
          </table:table-cell>
          <table:table-cell table:style-name="ce7" office:value-type="float" office:value="36656" calcext:value-type="float">
            <text:p>366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áltozó</text:p>
          </table:table-cell>
          <table:table-cell office:value-type="string" calcext:value-type="string">
            <text:p>.jpg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Torzítások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melanoma_detection</text:p>
          </table:table-cell>
          <table:table-cell table:style-name="ce11" office:value-type="string" calcext:value-type="string">
            <text:p>skin_lesions_classific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talmaz bőrre rajzolást</text:p>
          </table:table-cell>
          <table:table-cell office:value-type="string" calcext:value-type="string">
            <text:p>Van olyan osztály ahol több testrész látszód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alzót</text:p>
          </table:table-cell>
          <table:table-cell office:value-type="string" calcext:value-type="string">
            <text:p>redundánsak a képek/már augmentált</text:p>
          </table:table-cell>
          <table:table-cell table:number-columns-repeated="3"/>
        </table:table-row>
      </table:table>
      <table:table table:name="melanoma_detection" table:style-name="ta1">
        <table:shapes>
          <draw:frame draw:z-index="0" draw:style-name="gr1" draw:text-style-name="P1" svg:width="15.999cm" svg:height="8.999cm" svg:x="2.359cm" svg:y="4.375cm">
            <draw:object draw:notify-on-update-of-ranges="melanoma_detection.J1:melanoma_detection.L1 melanoma_detection.A2:melanoma_detection.A2 melanoma_detection.J2:melanoma_detection.L2 melanoma_detection.A3:melanoma_detection.A3 melanoma_detection.J3:melanoma_detection.L3 melanoma_detection.A4:melanoma_detection.A4 melanoma_detection.J4:melanoma_detection.L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7" table:default-cell-style-name="ce1"/>
        <table:table-column table:style-name="co1" table:default-cell-style-name="ce1"/>
        <table:table-column table:style-name="co1" table:number-columns-repeated="3" table:default-cell-style-name="ce15"/>
        <table:table-column table:style-name="co1" table:default-cell-style-name="Default"/>
        <table:table-column table:style-name="co1" table:number-columns-repeated="3" table:default-cell-style-name="ce15"/>
        <table:table-row table:style-name="ro3">
          <table:table-cell/>
          <table:table-cell office:value-type="string" calcext:value-type="string">
            <text:p>melanoma</text:p>
          </table:table-cell>
          <table:table-cell office:value-type="string" calcext:value-type="string">
            <text:p>nevus</text:p>
          </table:table-cell>
          <table:table-cell table:style-name="ce13" office:value-type="string" calcext:value-type="string">
            <text:p>seborrheic_keratosis</text:p>
          </table:table-cell>
          <table:table-cell table:style-name="ce19" office:value-type="string" calcext:value-type="string">
            <text:p>sum</text:p>
          </table:table-cell>
          <table:table-cell table:style-name="ce1" office:value-type="string" calcext:value-type="string">
            <text:p>melanoma</text:p>
          </table:table-cell>
          <table:table-cell table:style-name="ce1" office:value-type="string" calcext:value-type="string">
            <text:p>nevus</text:p>
          </table:table-cell>
          <table:table-cell table:style-name="ce13" office:value-type="string" calcext:value-type="string">
            <text:p>seborrheic_keratosis</text:p>
          </table:table-cell>
          <table:table-cell table:style-name="ce12" office:value-type="string" calcext:value-type="string">
            <text:p>total%</text:p>
          </table:table-cell>
          <table:table-cell table:style-name="ce1" office:value-type="string" calcext:value-type="string">
            <text:p>melanoma</text:p>
          </table:table-cell>
          <table:table-cell table:style-name="ce1" office:value-type="string" calcext:value-type="string">
            <text:p>nevus</text:p>
          </table:table-cell>
          <table:table-cell table:style-name="ce13" office:value-type="string" calcext:value-type="string">
            <text:p>seborrheic_keratosis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374" calcext:value-type="float">
            <text:p>374</text:p>
          </table:table-cell>
          <table:table-cell office:value-type="float" office:value="1372" calcext:value-type="float">
            <text:p>1372</text:p>
          </table:table-cell>
          <table:table-cell office:value-type="float" office:value="254" calcext:value-type="float">
            <text:p>254</text:p>
          </table:table-cell>
          <table:table-cell table:formula="of:=SUM([.B2:.D2])" office:value-type="float" office:value="2000" calcext:value-type="float">
            <text:p>2000</text:p>
          </table:table-cell>
          <table:table-cell table:formula="of:=[.B2]/[.$E2]" office:value-type="percentage" office:value="0.187" calcext:value-type="percentage">
            <text:p>18,70%</text:p>
          </table:table-cell>
          <table:table-cell table:formula="of:=[.C2]/[.$E2]" office:value-type="percentage" office:value="0.686" calcext:value-type="percentage">
            <text:p>68,60%</text:p>
          </table:table-cell>
          <table:table-cell table:formula="of:=[.D2]/[.$E2]" office:value-type="percentage" office:value="0.127" calcext:value-type="percentage">
            <text:p>12,70%</text:p>
          </table:table-cell>
          <table:table-cell/>
          <table:table-cell table:formula="of:=[.B2]/[.$E$5]" office:value-type="percentage" office:value="0.136" calcext:value-type="percentage">
            <text:p>13,60%</text:p>
          </table:table-cell>
          <table:table-cell table:formula="of:=[.C2]/[.$E$5]" office:value-type="percentage" office:value="0.498909090909091" calcext:value-type="percentage">
            <text:p>49,89%</text:p>
          </table:table-cell>
          <table:table-cell table:formula="of:=[.D2]/[.$E$5]" office:value-type="percentage" office:value="0.0923636363636364" calcext:value-type="percentage">
            <text:p>9,24%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117" calcext:value-type="float">
            <text:p>117</text:p>
          </table:table-cell>
          <table:table-cell office:value-type="float" office:value="393" calcext:value-type="float">
            <text:p>393</text:p>
          </table:table-cell>
          <table:table-cell office:value-type="float" office:value="90" calcext:value-type="float">
            <text:p>90</text:p>
          </table:table-cell>
          <table:table-cell table:formula="of:=SUM([.B3:.D3])" office:value-type="float" office:value="600" calcext:value-type="float">
            <text:p>600</text:p>
          </table:table-cell>
          <table:table-cell table:formula="of:=[.B3]/[.$E3]" office:value-type="percentage" office:value="0.195" calcext:value-type="percentage">
            <text:p>19,50%</text:p>
          </table:table-cell>
          <table:table-cell table:formula="of:=[.C3]/[.$E3]" office:value-type="percentage" office:value="0.655" calcext:value-type="percentage">
            <text:p>65,50%</text:p>
          </table:table-cell>
          <table:table-cell table:formula="of:=[.D3]/[.$E3]" office:value-type="percentage" office:value="0.15" calcext:value-type="percentage">
            <text:p>15,00%</text:p>
          </table:table-cell>
          <table:table-cell/>
          <table:table-cell table:formula="of:=[.B3]/[.$E$5]" office:value-type="percentage" office:value="0.0425454545454545" calcext:value-type="percentage">
            <text:p>4,25%</text:p>
          </table:table-cell>
          <table:table-cell table:formula="of:=[.C3]/[.$E$5]" office:value-type="percentage" office:value="0.142909090909091" calcext:value-type="percentage">
            <text:p>14,29%</text:p>
          </table:table-cell>
          <table:table-cell table:formula="of:=[.D3]/[.$E$5]" office:value-type="percentage" office:value="0.0327272727272727" calcext:value-type="percentage">
            <text:p>3,27%</text:p>
          </table:table-cell>
        </table:table-row>
        <table:table-row table:style-name="ro1">
          <table:table-cell office:value-type="string" calcext:value-type="string">
            <text:p>validation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table:formula="of:=SUM([.B4:.D4])" office:value-type="float" office:value="150" calcext:value-type="float">
            <text:p>150</text:p>
          </table:table-cell>
          <table:table-cell table:formula="of:=[.B4]/[.$E4]" office:value-type="percentage" office:value="0.2" calcext:value-type="percentage">
            <text:p>20,00%</text:p>
          </table:table-cell>
          <table:table-cell table:formula="of:=[.C4]/[.$E4]" office:value-type="percentage" office:value="0.52" calcext:value-type="percentage">
            <text:p>52,00%</text:p>
          </table:table-cell>
          <table:table-cell table:formula="of:=[.D4]/[.$E4]" office:value-type="percentage" office:value="0.28" calcext:value-type="percentage">
            <text:p>28,00%</text:p>
          </table:table-cell>
          <table:table-cell/>
          <table:table-cell table:formula="of:=[.B4]/[.$E$5]" office:value-type="percentage" office:value="0.0109090909090909" calcext:value-type="percentage">
            <text:p>1,09%</text:p>
          </table:table-cell>
          <table:table-cell table:formula="of:=[.C4]/[.$E$5]" office:value-type="percentage" office:value="0.0283636363636364" calcext:value-type="percentage">
            <text:p>2,84%</text:p>
          </table:table-cell>
          <table:table-cell table:formula="of:=[.D4]/[.$E$5]" office:value-type="percentage" office:value="0.0152727272727273" calcext:value-type="percentage">
            <text:p>1,53%</text:p>
          </table:table-cell>
        </table:table-row>
        <table:table-row table:style-name="ro1">
          <table:table-cell table:style-name="ce10" office:value-type="string" calcext:value-type="string">
            <text:p>sum</text:p>
          </table:table-cell>
          <table:table-cell table:formula="of:=SUM([.B2:.B4])" office:value-type="float" office:value="521" calcext:value-type="float">
            <text:p>521</text:p>
          </table:table-cell>
          <table:table-cell table:formula="of:=SUM([.C2:.C4])" office:value-type="float" office:value="1843" calcext:value-type="float">
            <text:p>1843</text:p>
          </table:table-cell>
          <table:table-cell table:formula="of:=SUM([.D2:.D4])" office:value-type="float" office:value="386" calcext:value-type="float">
            <text:p>386</text:p>
          </table:table-cell>
          <table:table-cell table:style-name="ce20" table:formula="of:=SUM([.B5:.D5])" office:value-type="float" office:value="2750" calcext:value-type="float">
            <text:p>2750</text:p>
          </table:table-cell>
          <table:table-cell table:style-name="Default" table:number-columns-repeated="3"/>
          <table:table-cell/>
          <table:table-cell table:style-name="ce3"/>
          <table:table-cell table:style-name="Default" table:number-columns-repeated="2"/>
        </table:table-row>
        <table:table-row table:style-name="ro1">
          <table:table-cell table:style-name="ce12" office:value-type="string" calcext:value-type="string">
            <text:p>%/class</text:p>
          </table:table-cell>
          <table:table-cell table:style-name="ce3" table:formula="of:=[.B5]/[.$E$5]" office:value-type="percentage" office:value="0.189454545454545" calcext:value-type="percentage">
            <text:p>18,95%</text:p>
          </table:table-cell>
          <table:table-cell table:style-name="ce3" table:formula="of:=[.C5]/[.$E$5]" office:value-type="percentage" office:value="0.670181818181818" calcext:value-type="percentage">
            <text:p>67,02%</text:p>
          </table:table-cell>
          <table:table-cell table:style-name="ce3" table:formula="of:=[.D5]/[.$E$5]" office:value-type="percentage" office:value="0.140363636363636" calcext:value-type="percentage">
            <text:p>14,04%</text:p>
          </table:table-cell>
          <table:table-cell table:style-name="Default" table:number-columns-repeated="4"/>
          <table:table-cell/>
          <table:table-cell table:style-name="Default" table:number-columns-repeated="3"/>
        </table:table-row>
      </table:table>
      <table:table table:name="skin_lesions_classification" table:style-name="ta1">
        <table:shapes>
          <draw:frame draw:z-index="0" draw:style-name="gr1" draw:text-style-name="P1" svg:width="15.999cm" svg:height="8.999cm" svg:x="3.324cm" svg:y="7.767cm">
            <draw:object draw:notify-on-update-of-ranges="skin_lesions_classification.A9:skin_lesions_classification.A9 skin_lesions_classification.B9:skin_lesions_classification.O9 skin_lesions_classification.A10:skin_lesions_classification.A10 skin_lesions_classification.B10:skin_lesions_classification.O10 skin_lesions_classification.A11:skin_lesions_classification.A11 skin_lesions_classification.B11:skin_lesions_classification.O11 skin_lesions_classification.A12:skin_lesions_classification.A12 skin_lesions_classification.B12:skin_lesions_classification.O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" table:number-columns-repeated="17" table:default-cell-style-name="Default"/>
        <table:table-row table:style-name="ro4">
          <table:table-cell/>
          <table:table-cell table:style-name="ce16" office:value-type="string" calcext:value-type="string">
            <text:p>Actinic keratoses</text:p>
          </table:table-cell>
          <table:table-cell table:style-name="ce16" office:value-type="string" calcext:value-type="string">
            <text:p>Basal cell carcinoma</text:p>
          </table:table-cell>
          <table:table-cell table:style-name="ce16" office:value-type="string" calcext:value-type="string">
            <text:p>Benign keratosis-like lesions</text:p>
          </table:table-cell>
          <table:table-cell table:style-name="ce16" office:value-type="string" calcext:value-type="string">
            <text:p>Chickenpox</text:p>
          </table:table-cell>
          <table:table-cell table:style-name="ce16" office:value-type="string" calcext:value-type="string">
            <text:p>Cowpox</text:p>
          </table:table-cell>
          <table:table-cell table:style-name="ce16" office:value-type="string" calcext:value-type="string">
            <text:p>Dermatofibroma</text:p>
          </table:table-cell>
          <table:table-cell table:style-name="ce16" office:value-type="string" calcext:value-type="string">
            <text:p>Healthy</text:p>
          </table:table-cell>
          <table:table-cell table:style-name="ce16" office:value-type="string" calcext:value-type="string">
            <text:p>HFMD</text:p>
          </table:table-cell>
          <table:table-cell table:style-name="ce16" office:value-type="string" calcext:value-type="string">
            <text:p>Measles</text:p>
          </table:table-cell>
          <table:table-cell table:style-name="ce16" office:value-type="string" calcext:value-type="string">
            <text:p>Melanocytic nevi</text:p>
          </table:table-cell>
          <table:table-cell table:style-name="ce16" office:value-type="string" calcext:value-type="string">
            <text:p>Melanoma</text:p>
          </table:table-cell>
          <table:table-cell table:style-name="ce16" office:value-type="string" calcext:value-type="string">
            <text:p>Monkeypox</text:p>
          </table:table-cell>
          <table:table-cell table:style-name="ce16" office:value-type="string" calcext:value-type="string">
            <text:p>Squamous cell carcinoma</text:p>
          </table:table-cell>
          <table:table-cell table:style-name="ce16" office:value-type="string" calcext:value-type="string">
            <text:p>Vascular lesions</text:p>
          </table:table-cell>
          <table:table-cell table:style-name="ce19" office:value-type="string" calcext:value-type="string">
            <text:p>sum</text:p>
          </table:table-cell>
          <table:table-cell table:style-name="ce12" office:value-type="string" calcext:value-type="string">
            <text:p>%type</text:p>
          </table:table-cell>
          <table:table-cell table:style-name="ce16" office:value-type="string" calcext:value-type="string">
            <text:p>Actinic keratoses</text:p>
          </table:table-cell>
          <table:table-cell table:style-name="ce16" office:value-type="string" calcext:value-type="string">
            <text:p>Basal cell carcinoma</text:p>
          </table:table-cell>
          <table:table-cell table:style-name="ce16" office:value-type="string" calcext:value-type="string">
            <text:p>Benign keratosis-like lesions</text:p>
          </table:table-cell>
          <table:table-cell table:style-name="ce16" office:value-type="string" calcext:value-type="string">
            <text:p>Chickenpox</text:p>
          </table:table-cell>
          <table:table-cell table:style-name="ce16" office:value-type="string" calcext:value-type="string">
            <text:p>Cowpox</text:p>
          </table:table-cell>
          <table:table-cell table:style-name="ce16" office:value-type="string" calcext:value-type="string">
            <text:p>Dermatofibroma</text:p>
          </table:table-cell>
          <table:table-cell table:style-name="ce16" office:value-type="string" calcext:value-type="string">
            <text:p>Healthy</text:p>
          </table:table-cell>
          <table:table-cell table:style-name="ce16" office:value-type="string" calcext:value-type="string">
            <text:p>HFMD</text:p>
          </table:table-cell>
          <table:table-cell table:style-name="ce16" office:value-type="string" calcext:value-type="string">
            <text:p>Measles</text:p>
          </table:table-cell>
          <table:table-cell table:style-name="ce16" office:value-type="string" calcext:value-type="string">
            <text:p>Melanocytic nevi</text:p>
          </table:table-cell>
          <table:table-cell table:style-name="ce16" office:value-type="string" calcext:value-type="string">
            <text:p>Melanoma</text:p>
          </table:table-cell>
          <table:table-cell table:style-name="ce16" office:value-type="string" calcext:value-type="string">
            <text:p>Monkeypox</text:p>
          </table:table-cell>
          <table:table-cell table:style-name="ce16" office:value-type="string" calcext:value-type="string">
            <text:p>Squamous cell carcinoma</text:p>
          </table:table-cell>
          <table:table-cell table:style-name="ce16" office:value-type="string" calcext:value-type="string">
            <text:p>Vascular lesions</text:p>
          </table:table-cell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693" calcext:value-type="float">
            <text:p>693</text:p>
          </table:table-cell>
          <table:table-cell office:value-type="float" office:value="2658" calcext:value-type="float">
            <text:p>2658</text:p>
          </table:table-cell>
          <table:table-cell office:value-type="float" office:value="2099" calcext:value-type="float">
            <text:p>2099</text:p>
          </table:table-cell>
          <table:table-cell office:value-type="float" office:value="900" calcext:value-type="float">
            <text:p>900</text:p>
          </table:table-cell>
          <table:table-cell office:value-type="float" office:value="792" calcext:value-type="float">
            <text:p>792</text:p>
          </table:table-cell>
          <table:table-cell office:value-type="float" office:value="191" calcext:value-type="float">
            <text:p>191</text:p>
          </table:table-cell>
          <table:table-cell office:value-type="float" office:value="1368" calcext:value-type="float">
            <text:p>1368</text:p>
          </table:table-cell>
          <table:table-cell office:value-type="float" office:value="1932" calcext:value-type="float">
            <text:p>1932</text:p>
          </table:table-cell>
          <table:table-cell office:value-type="float" office:value="660" calcext:value-type="float">
            <text:p>660</text:p>
          </table:table-cell>
          <table:table-cell office:value-type="float" office:value="10300" calcext:value-type="float">
            <text:p>10300</text:p>
          </table:table-cell>
          <table:table-cell office:value-type="float" office:value="3617" calcext:value-type="float">
            <text:p>3617</text:p>
          </table:table-cell>
          <table:table-cell office:value-type="float" office:value="3408" calcext:value-type="float">
            <text:p>3408</text:p>
          </table:table-cell>
          <table:table-cell office:value-type="float" office:value="502" calcext:value-type="float">
            <text:p>502</text:p>
          </table:table-cell>
          <table:table-cell office:value-type="float" office:value="202" calcext:value-type="float">
            <text:p>202</text:p>
          </table:table-cell>
          <table:table-cell table:style-name="ce1" table:formula="of:=SUM([.B2:.O2])" office:value-type="float" office:value="29322" calcext:value-type="float">
            <text:p>29322</text:p>
          </table:table-cell>
          <table:table-cell table:style-name="ce3" table:formula="of:=[.P2]/[.$P$5]" office:value-type="percentage" office:value="0.799923614142296" calcext:value-type="percentage">
            <text:p>79,99%</text:p>
          </table:table-cell>
          <table:table-cell table:style-name="ce15" table:formula="of:=[.B2]/[.$P2]" office:value-type="percentage" office:value="0.023634131368938" calcext:value-type="percentage">
            <text:p>2,36%</text:p>
          </table:table-cell>
          <table:table-cell table:style-name="ce15" table:formula="of:=[.C2]/[.$P2]" office:value-type="percentage" office:value="0.0906486597094332" calcext:value-type="percentage">
            <text:p>9,06%</text:p>
          </table:table-cell>
          <table:table-cell table:style-name="ce15" table:formula="of:=[.D2]/[.$P2]" office:value-type="percentage" office:value="0.0715844758202033" calcext:value-type="percentage">
            <text:p>7,16%</text:p>
          </table:table-cell>
          <table:table-cell table:style-name="ce15" table:formula="of:=[.E2]/[.$P2]" office:value-type="percentage" office:value="0.0306936771025169" calcext:value-type="percentage">
            <text:p>3,07%</text:p>
          </table:table-cell>
          <table:table-cell table:style-name="ce15" table:formula="of:=[.F2]/[.$P2]" office:value-type="percentage" office:value="0.0270104358502149" calcext:value-type="percentage">
            <text:p>2,70%</text:p>
          </table:table-cell>
          <table:table-cell table:style-name="ce15" table:formula="of:=[.G2]/[.$P2]" office:value-type="percentage" office:value="0.00651388036286747" calcext:value-type="percentage">
            <text:p>0,65%</text:p>
          </table:table-cell>
          <table:table-cell table:style-name="ce15" table:formula="of:=[.H2]/[.$P2]" office:value-type="percentage" office:value="0.0466543891958257" calcext:value-type="percentage">
            <text:p>4,67%</text:p>
          </table:table-cell>
          <table:table-cell table:style-name="ce15" table:formula="of:=[.I2]/[.$P2]" office:value-type="percentage" office:value="0.0658890935134029" calcext:value-type="percentage">
            <text:p>6,59%</text:p>
          </table:table-cell>
          <table:table-cell table:style-name="ce15" table:formula="of:=[.J2]/[.$P2]" office:value-type="percentage" office:value="0.0225086965418457" calcext:value-type="percentage">
            <text:p>2,25%</text:p>
          </table:table-cell>
          <table:table-cell table:style-name="ce15" table:formula="of:=[.K2]/[.$P2]" office:value-type="percentage" office:value="0.351272082395471" calcext:value-type="percentage">
            <text:p>35,13%</text:p>
          </table:table-cell>
          <table:table-cell table:style-name="ce15" table:formula="of:=[.L2]/[.$P2]" office:value-type="percentage" office:value="0.123354477866448" calcext:value-type="percentage">
            <text:p>12,34%</text:p>
          </table:table-cell>
          <table:table-cell table:style-name="ce15" table:formula="of:=[.M2]/[.$P2]" office:value-type="percentage" office:value="0.116226723961531" calcext:value-type="percentage">
            <text:p>11,62%</text:p>
          </table:table-cell>
          <table:table-cell table:style-name="ce15" table:formula="of:=[.N2]/[.$P2]" office:value-type="percentage" office:value="0.0171202510060705" calcext:value-type="percentage">
            <text:p>1,71%</text:p>
          </table:table-cell>
          <table:table-cell table:style-name="ce15" table:formula="of:=[.O2]/[.$P2]" office:value-type="percentage" office:value="0.00688902530523157" calcext:value-type="percentage">
            <text:p>0,69%</text:p>
          </table:table-cell>
          <table:table-cell table:style-name="ce3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88" calcext:value-type="float">
            <text:p>88</text:p>
          </table:table-cell>
          <table:table-cell office:value-type="float" office:value="333" calcext:value-type="float">
            <text:p>333</text:p>
          </table:table-cell>
          <table:table-cell office:value-type="float" office:value="263" calcext:value-type="float">
            <text:p>263</text:p>
          </table:table-cell>
          <table:table-cell office:value-type="float" office:value="113" calcext:value-type="float">
            <text:p>113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office:value-type="float" office:value="242" calcext:value-type="float">
            <text:p>242</text:p>
          </table:table-cell>
          <table:table-cell office:value-type="float" office:value="83" calcext:value-type="float">
            <text:p>83</text:p>
          </table:table-cell>
          <table:table-cell office:value-type="float" office:value="1288" calcext:value-type="float">
            <text:p>1288</text:p>
          </table:table-cell>
          <table:table-cell office:value-type="float" office:value="453" calcext:value-type="float">
            <text:p>453</text:p>
          </table:table-cell>
          <table:table-cell office:value-type="float" office:value="426" calcext:value-type="float">
            <text:p>426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table:style-name="ce1" table:formula="of:=SUM([.B3:.O3])" office:value-type="float" office:value="3674" calcext:value-type="float">
            <text:p>3674</text:p>
          </table:table-cell>
          <table:table-cell table:style-name="ce3" table:formula="of:=[.P3]/[.$P$5]" office:value-type="percentage" office:value="0.100229157573112" calcext:value-type="percentage">
            <text:p>10,02%</text:p>
          </table:table-cell>
          <table:table-cell table:style-name="ce15" table:formula="of:=[.B3]/[.$P3]" office:value-type="percentage" office:value="0.0239520958083832" calcext:value-type="percentage">
            <text:p>2,40%</text:p>
          </table:table-cell>
          <table:table-cell table:style-name="ce15" table:formula="of:=[.C3]/[.$P3]" office:value-type="percentage" office:value="0.0906369080021775" calcext:value-type="percentage">
            <text:p>9,06%</text:p>
          </table:table-cell>
          <table:table-cell table:style-name="ce15" table:formula="of:=[.D3]/[.$P3]" office:value-type="percentage" office:value="0.0715841045182363" calcext:value-type="percentage">
            <text:p>7,16%</text:p>
          </table:table-cell>
          <table:table-cell table:style-name="ce15" table:formula="of:=[.E3]/[.$P3]" office:value-type="percentage" office:value="0.0307566684812194" calcext:value-type="percentage">
            <text:p>3,08%</text:p>
          </table:table-cell>
          <table:table-cell table:style-name="ce15" table:formula="of:=[.F3]/[.$P3]" office:value-type="percentage" office:value="0.0269461077844311" calcext:value-type="percentage">
            <text:p>2,69%</text:p>
          </table:table-cell>
          <table:table-cell table:style-name="ce15" table:formula="of:=[.G3]/[.$P3]" office:value-type="percentage" office:value="0.00680457267283615" calcext:value-type="percentage">
            <text:p>0,68%</text:p>
          </table:table-cell>
          <table:table-cell table:style-name="ce15" table:formula="of:=[.H3]/[.$P3]" office:value-type="percentage" office:value="0.0465432770821992" calcext:value-type="percentage">
            <text:p>4,65%</text:p>
          </table:table-cell>
          <table:table-cell table:style-name="ce15" table:formula="of:=[.I3]/[.$P3]" office:value-type="percentage" office:value="0.0658682634730539" calcext:value-type="percentage">
            <text:p>6,59%</text:p>
          </table:table-cell>
          <table:table-cell table:style-name="ce15" table:formula="of:=[.J3]/[.$P3]" office:value-type="percentage" office:value="0.022591181273816" calcext:value-type="percentage">
            <text:p>2,26%</text:p>
          </table:table-cell>
          <table:table-cell table:style-name="ce15" table:formula="of:=[.K3]/[.$P3]" office:value-type="percentage" office:value="0.350571584104518" calcext:value-type="percentage">
            <text:p>35,06%</text:p>
          </table:table-cell>
          <table:table-cell table:style-name="ce15" table:formula="of:=[.L3]/[.$P3]" office:value-type="percentage" office:value="0.123298856831791" calcext:value-type="percentage">
            <text:p>12,33%</text:p>
          </table:table-cell>
          <table:table-cell table:style-name="ce15" table:formula="of:=[.M3]/[.$P3]" office:value-type="percentage" office:value="0.115949918345128" calcext:value-type="percentage">
            <text:p>11,59%</text:p>
          </table:table-cell>
          <table:table-cell table:style-name="ce15" table:formula="of:=[.N3]/[.$P3]" office:value-type="percentage" office:value="0.0174197060424605" calcext:value-type="percentage">
            <text:p>1,74%</text:p>
          </table:table-cell>
          <table:table-cell table:style-name="ce15" table:formula="of:=[.O3]/[.$P3]" office:value-type="percentage" office:value="0.00707675557974959" calcext:value-type="percentage">
            <text:p>0,71%</text:p>
          </table:table-cell>
          <table:table-cell table:style-name="ce3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86" calcext:value-type="float">
            <text:p>86</text:p>
          </table:table-cell>
          <table:table-cell office:value-type="float" office:value="332" calcext:value-type="float">
            <text:p>332</text:p>
          </table:table-cell>
          <table:table-cell office:value-type="float" office:value="262" calcext:value-type="float">
            <text:p>262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office:value-type="float" office:value="171" calcext:value-type="float">
            <text:p>171</text:p>
          </table:table-cell>
          <table:table-cell office:value-type="float" office:value="241" calcext:value-type="float">
            <text:p>241</text:p>
          </table:table-cell>
          <table:table-cell office:value-type="float" office:value="82" calcext:value-type="float">
            <text:p>82</text:p>
          </table:table-cell>
          <table:table-cell office:value-type="float" office:value="1287" calcext:value-type="float">
            <text:p>1287</text:p>
          </table:table-cell>
          <table:table-cell office:value-type="float" office:value="452" calcext:value-type="float">
            <text:p>452</text:p>
          </table:table-cell>
          <table:table-cell office:value-type="float" office:value="426" calcext:value-type="float">
            <text:p>426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style-name="ce1" table:formula="of:=SUM([.B4:.O4])" office:value-type="float" office:value="3660" calcext:value-type="float">
            <text:p>3660</text:p>
          </table:table-cell>
          <table:table-cell table:style-name="ce3" table:formula="of:=[.P4]/[.$P$5]" office:value-type="percentage" office:value="0.0998472282845919" calcext:value-type="percentage">
            <text:p>9,98%</text:p>
          </table:table-cell>
          <table:table-cell table:style-name="ce15" table:formula="of:=[.B4]/[.$P4]" office:value-type="percentage" office:value="0.0234972677595628" calcext:value-type="percentage">
            <text:p>2,35%</text:p>
          </table:table-cell>
          <table:table-cell table:style-name="ce15" table:formula="of:=[.C4]/[.$P4]" office:value-type="percentage" office:value="0.0907103825136612" calcext:value-type="percentage">
            <text:p>9,07%</text:p>
          </table:table-cell>
          <table:table-cell table:style-name="ce15" table:formula="of:=[.D4]/[.$P4]" office:value-type="percentage" office:value="0.0715846994535519" calcext:value-type="percentage">
            <text:p>7,16%</text:p>
          </table:table-cell>
          <table:table-cell table:style-name="ce15" table:formula="of:=[.E4]/[.$P4]" office:value-type="percentage" office:value="0.0306010928961749" calcext:value-type="percentage">
            <text:p>3,06%</text:p>
          </table:table-cell>
          <table:table-cell table:style-name="ce15" table:formula="of:=[.F4]/[.$P4]" office:value-type="percentage" office:value="0.0270491803278689" calcext:value-type="percentage">
            <text:p>2,70%</text:p>
          </table:table-cell>
          <table:table-cell table:style-name="ce15" table:formula="of:=[.G4]/[.$P4]" office:value-type="percentage" office:value="0.00628415300546448" calcext:value-type="percentage">
            <text:p>0,63%</text:p>
          </table:table-cell>
          <table:table-cell table:style-name="ce15" table:formula="of:=[.H4]/[.$P4]" office:value-type="percentage" office:value="0.0467213114754098" calcext:value-type="percentage">
            <text:p>4,67%</text:p>
          </table:table-cell>
          <table:table-cell table:style-name="ce15" table:formula="of:=[.I4]/[.$P4]" office:value-type="percentage" office:value="0.0658469945355191" calcext:value-type="percentage">
            <text:p>6,58%</text:p>
          </table:table-cell>
          <table:table-cell table:style-name="ce15" table:formula="of:=[.J4]/[.$P4]" office:value-type="percentage" office:value="0.0224043715846995" calcext:value-type="percentage">
            <text:p>2,24%</text:p>
          </table:table-cell>
          <table:table-cell table:style-name="ce15" table:formula="of:=[.K4]/[.$P4]" office:value-type="percentage" office:value="0.351639344262295" calcext:value-type="percentage">
            <text:p>35,16%</text:p>
          </table:table-cell>
          <table:table-cell table:style-name="ce15" table:formula="of:=[.L4]/[.$P4]" office:value-type="percentage" office:value="0.123497267759563" calcext:value-type="percentage">
            <text:p>12,35%</text:p>
          </table:table-cell>
          <table:table-cell table:style-name="ce15" table:formula="of:=[.M4]/[.$P4]" office:value-type="percentage" office:value="0.116393442622951" calcext:value-type="percentage">
            <text:p>11,64%</text:p>
          </table:table-cell>
          <table:table-cell table:style-name="ce15" table:formula="of:=[.N4]/[.$P4]" office:value-type="percentage" office:value="0.0169398907103825" calcext:value-type="percentage">
            <text:p>1,69%</text:p>
          </table:table-cell>
          <table:table-cell table:style-name="ce15" table:formula="of:=[.O4]/[.$P4]" office:value-type="percentage" office:value="0.00683060109289618" calcext:value-type="percentage">
            <text:p>0,68%</text:p>
          </table:table-cell>
          <table:table-cell table:style-name="ce3"/>
        </table:table-row>
        <table:table-row table:style-name="ro1">
          <table:table-cell table:style-name="ce10" office:value-type="string" calcext:value-type="string">
            <text:p>sum</text:p>
          </table:table-cell>
          <table:table-cell table:formula="of:=SUM([.B2:.B4])" office:value-type="float" office:value="867" calcext:value-type="float">
            <text:p>867</text:p>
          </table:table-cell>
          <table:table-cell table:formula="of:=SUM([.C2:.C4])" office:value-type="float" office:value="3323" calcext:value-type="float">
            <text:p>3323</text:p>
          </table:table-cell>
          <table:table-cell table:formula="of:=SUM([.D2:.D4])" office:value-type="float" office:value="2624" calcext:value-type="float">
            <text:p>2624</text:p>
          </table:table-cell>
          <table:table-cell table:formula="of:=SUM([.E2:.E4])" office:value-type="float" office:value="1125" calcext:value-type="float">
            <text:p>1125</text:p>
          </table:table-cell>
          <table:table-cell table:formula="of:=SUM([.F2:.F4])" office:value-type="float" office:value="990" calcext:value-type="float">
            <text:p>990</text:p>
          </table:table-cell>
          <table:table-cell table:formula="of:=SUM([.G2:.G4])" office:value-type="float" office:value="239" calcext:value-type="float">
            <text:p>239</text:p>
          </table:table-cell>
          <table:table-cell table:formula="of:=SUM([.H2:.H4])" office:value-type="float" office:value="1710" calcext:value-type="float">
            <text:p>1710</text:p>
          </table:table-cell>
          <table:table-cell table:formula="of:=SUM([.I2:.I4])" office:value-type="float" office:value="2415" calcext:value-type="float">
            <text:p>2415</text:p>
          </table:table-cell>
          <table:table-cell table:formula="of:=SUM([.J2:.J4])" office:value-type="float" office:value="825" calcext:value-type="float">
            <text:p>825</text:p>
          </table:table-cell>
          <table:table-cell table:formula="of:=SUM([.K2:.K4])" office:value-type="float" office:value="12875" calcext:value-type="float">
            <text:p>12875</text:p>
          </table:table-cell>
          <table:table-cell table:formula="of:=SUM([.L2:.L4])" office:value-type="float" office:value="4522" calcext:value-type="float">
            <text:p>4522</text:p>
          </table:table-cell>
          <table:table-cell table:formula="of:=SUM([.M2:.M4])" office:value-type="float" office:value="4260" calcext:value-type="float">
            <text:p>4260</text:p>
          </table:table-cell>
          <table:table-cell table:formula="of:=SUM([.N2:.N4])" office:value-type="float" office:value="628" calcext:value-type="float">
            <text:p>628</text:p>
          </table:table-cell>
          <table:table-cell table:formula="of:=SUM([.O2:.O4])" office:value-type="float" office:value="253" calcext:value-type="float">
            <text:p>253</text:p>
          </table:table-cell>
          <table:table-cell table:style-name="ce20" table:formula="of:=SUM([.B5:.O5])" office:value-type="float" office:value="36656" calcext:value-type="float">
            <text:p>36656</text:p>
          </table:table-cell>
          <table:table-cell table:number-columns-repeated="16"/>
        </table:table-row>
        <table:table-row table:style-name="ro1">
          <table:table-cell table:style-name="ce12" office:value-type="string" calcext:value-type="string">
            <text:p>%class</text:p>
          </table:table-cell>
          <table:table-cell table:style-name="ce3" table:formula="of:=[.B5]/[.$P$5]" office:value-type="percentage" office:value="0.0236523352247927" calcext:value-type="percentage">
            <text:p>2,37%</text:p>
          </table:table-cell>
          <table:table-cell table:style-name="ce3" table:formula="of:=[.C5]/[.$P$5]" office:value-type="percentage" office:value="0.090653644696639" calcext:value-type="percentage">
            <text:p>9,07%</text:p>
          </table:table-cell>
          <table:table-cell table:style-name="ce3" table:formula="of:=[.D5]/[.$P$5]" office:value-type="percentage" office:value="0.0715844609340899" calcext:value-type="percentage">
            <text:p>7,16%</text:p>
          </table:table-cell>
          <table:table-cell table:style-name="ce3" table:formula="of:=[.E5]/[.$P$5]" office:value-type="percentage" office:value="0.0306907463989524" calcext:value-type="percentage">
            <text:p>3,07%</text:p>
          </table:table-cell>
          <table:table-cell table:style-name="ce3" table:formula="of:=[.F5]/[.$P$5]" office:value-type="percentage" office:value="0.0270078568310781" calcext:value-type="percentage">
            <text:p>2,70%</text:p>
          </table:table-cell>
          <table:table-cell table:style-name="ce3" table:formula="of:=[.G5]/[.$P$5]" office:value-type="percentage" office:value="0.00652007856831078" calcext:value-type="percentage">
            <text:p>0,65%</text:p>
          </table:table-cell>
          <table:table-cell table:style-name="ce3" table:formula="of:=[.H5]/[.$P$5]" office:value-type="percentage" office:value="0.0466499345264077" calcext:value-type="percentage">
            <text:p>4,66%</text:p>
          </table:table-cell>
          <table:table-cell table:style-name="ce3" table:formula="of:=[.I5]/[.$P$5]" office:value-type="percentage" office:value="0.0658828022697512" calcext:value-type="percentage">
            <text:p>6,59%</text:p>
          </table:table-cell>
          <table:table-cell table:style-name="ce3" table:formula="of:=[.J5]/[.$P$5]" office:value-type="percentage" office:value="0.0225065473592318" calcext:value-type="percentage">
            <text:p>2,25%</text:p>
          </table:table-cell>
          <table:table-cell table:style-name="ce3" table:formula="of:=[.K5]/[.$P$5]" office:value-type="percentage" office:value="0.351238542121344" calcext:value-type="percentage">
            <text:p>35,12%</text:p>
          </table:table-cell>
          <table:table-cell table:style-name="ce3" table:formula="of:=[.L5]/[.$P$5]" office:value-type="percentage" office:value="0.123363160192056" calcext:value-type="percentage">
            <text:p>12,34%</text:p>
          </table:table-cell>
          <table:table-cell table:style-name="ce3" table:formula="of:=[.M5]/[.$P$5]" office:value-type="percentage" office:value="0.116215626364033" calcext:value-type="percentage">
            <text:p>11,62%</text:p>
          </table:table-cell>
          <table:table-cell table:style-name="ce3" table:formula="of:=[.N5]/[.$P$5]" office:value-type="percentage" office:value="0.0171322566564819" calcext:value-type="percentage">
            <text:p>1,71%</text:p>
          </table:table-cell>
          <table:table-cell table:style-name="ce3" table:formula="of:=[.O5]/[.$P$5]" office:value-type="percentage" office:value="0.00690200785683108" calcext:value-type="percentage">
            <text:p>0,69%</text:p>
          </table:table-cell>
          <table:table-cell table:number-columns-repeated="17"/>
        </table:table-row>
        <table:table-row table:style-name="ro1" table:number-rows-repeated="2">
          <table:table-cell table:style-name="Default" table:number-columns-repeated="15"/>
          <table:table-cell table:number-columns-repeated="17"/>
        </table:table-row>
        <table:table-row table:style-name="ro5">
          <table:table-cell table:style-name="ce22" office:value-type="string" calcext:value-type="string">
            <text:p>total%</text:p>
          </table:table-cell>
          <table:table-cell table:style-name="ce16" office:value-type="string" calcext:value-type="string">
            <text:p>Actinic keratoses</text:p>
          </table:table-cell>
          <table:table-cell table:style-name="ce16" office:value-type="string" calcext:value-type="string">
            <text:p>Basal cell carcinoma</text:p>
          </table:table-cell>
          <table:table-cell table:style-name="ce16" office:value-type="string" calcext:value-type="string">
            <text:p>Benign keratosis-like lesions</text:p>
          </table:table-cell>
          <table:table-cell table:style-name="ce16" office:value-type="string" calcext:value-type="string">
            <text:p>Chickenpox</text:p>
          </table:table-cell>
          <table:table-cell table:style-name="ce16" office:value-type="string" calcext:value-type="string">
            <text:p>Cowpox</text:p>
          </table:table-cell>
          <table:table-cell table:style-name="ce16" office:value-type="string" calcext:value-type="string">
            <text:p>Dermatofibroma</text:p>
          </table:table-cell>
          <table:table-cell table:style-name="ce16" office:value-type="string" calcext:value-type="string">
            <text:p>Healthy</text:p>
          </table:table-cell>
          <table:table-cell table:style-name="ce16" office:value-type="string" calcext:value-type="string">
            <text:p>HFMD</text:p>
          </table:table-cell>
          <table:table-cell table:style-name="ce16" office:value-type="string" calcext:value-type="string">
            <text:p>Measles</text:p>
          </table:table-cell>
          <table:table-cell table:style-name="ce16" office:value-type="string" calcext:value-type="string">
            <text:p>Melanocytic nevi</text:p>
          </table:table-cell>
          <table:table-cell table:style-name="ce16" office:value-type="string" calcext:value-type="string">
            <text:p>Melanoma</text:p>
          </table:table-cell>
          <table:table-cell table:style-name="ce16" office:value-type="string" calcext:value-type="string">
            <text:p>Monkeypox</text:p>
          </table:table-cell>
          <table:table-cell table:style-name="ce16" office:value-type="string" calcext:value-type="string">
            <text:p>Squamous cell carcinoma</text:p>
          </table:table-cell>
          <table:table-cell table:style-name="ce16" office:value-type="string" calcext:value-type="string">
            <text:p>Vascular lesion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</text:p>
          </table:table-cell>
          <table:table-cell table:style-name="ce15" table:formula="of:=[.B2]/[.$P$5]" office:value-type="percentage" office:value="0.0189054997817547" calcext:value-type="percentage">
            <text:p>1,89%</text:p>
          </table:table-cell>
          <table:table-cell table:style-name="ce15" table:formula="of:=[.C2]/[.$P$5]" office:value-type="percentage" office:value="0.0725120034919249" calcext:value-type="percentage">
            <text:p>7,25%</text:p>
          </table:table-cell>
          <table:table-cell table:style-name="ce15" table:formula="of:=[.D2]/[.$P$5]" office:value-type="percentage" office:value="0.0572621126145788" calcext:value-type="percentage">
            <text:p>5,73%</text:p>
          </table:table-cell>
          <table:table-cell table:style-name="ce15" table:formula="of:=[.E2]/[.$P$5]" office:value-type="percentage" office:value="0.0245525971191619" calcext:value-type="percentage">
            <text:p>2,46%</text:p>
          </table:table-cell>
          <table:table-cell table:style-name="ce15" table:formula="of:=[.F2]/[.$P$5]" office:value-type="percentage" office:value="0.0216062854648625" calcext:value-type="percentage">
            <text:p>2,16%</text:p>
          </table:table-cell>
          <table:table-cell table:style-name="ce15" table:formula="of:=[.G2]/[.$P$5]" office:value-type="percentage" office:value="0.00521060672195548" calcext:value-type="percentage">
            <text:p>0,52%</text:p>
          </table:table-cell>
          <table:table-cell table:style-name="ce15" table:formula="of:=[.H2]/[.$P$5]" office:value-type="percentage" office:value="0.0373199476211261" calcext:value-type="percentage">
            <text:p>3,73%</text:p>
          </table:table-cell>
          <table:table-cell table:style-name="ce15" table:formula="of:=[.I2]/[.$P$5]" office:value-type="percentage" office:value="0.052706241815801" calcext:value-type="percentage">
            <text:p>5,27%</text:p>
          </table:table-cell>
          <table:table-cell table:style-name="ce15" table:formula="of:=[.J2]/[.$P$5]" office:value-type="percentage" office:value="0.0180052378873854" calcext:value-type="percentage">
            <text:p>1,80%</text:p>
          </table:table-cell>
          <table:table-cell table:style-name="ce15" table:formula="of:=[.K2]/[.$P$5]" office:value-type="percentage" office:value="0.280990833697076" calcext:value-type="percentage">
            <text:p>28,10%</text:p>
          </table:table-cell>
          <table:table-cell table:style-name="ce15" table:formula="of:=[.L2]/[.$P$5]" office:value-type="percentage" office:value="0.0986741597555653" calcext:value-type="percentage">
            <text:p>9,87%</text:p>
          </table:table-cell>
          <table:table-cell table:style-name="ce15" table:formula="of:=[.M2]/[.$P$5]" office:value-type="percentage" office:value="0.0929725010912265" calcext:value-type="percentage">
            <text:p>9,30%</text:p>
          </table:table-cell>
          <table:table-cell table:style-name="ce15" table:formula="of:=[.N2]/[.$P$5]" office:value-type="percentage" office:value="0.0136948930597992" calcext:value-type="percentage">
            <text:p>1,37%</text:p>
          </table:table-cell>
          <table:table-cell table:style-name="ce15" table:formula="of:=[.O2]/[.$P$5]" office:value-type="percentage" office:value="0.00551069402007857" calcext:value-type="percentage">
            <text:p>0,55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</text:p>
          </table:table-cell>
          <table:table-cell table:style-name="ce15" table:formula="of:=[.B3]/[.$P$5]" office:value-type="percentage" office:value="0.00240069838498472" calcext:value-type="percentage">
            <text:p>0,24%</text:p>
          </table:table-cell>
          <table:table-cell table:style-name="ce15" table:formula="of:=[.C3]/[.$P$5]" office:value-type="percentage" office:value="0.00908446093408992" calcext:value-type="percentage">
            <text:p>0,91%</text:p>
          </table:table-cell>
          <table:table-cell table:style-name="ce15" table:formula="of:=[.D3]/[.$P$5]" office:value-type="percentage" office:value="0.00717481449148843" calcext:value-type="percentage">
            <text:p>0,72%</text:p>
          </table:table-cell>
          <table:table-cell table:style-name="ce15" table:formula="of:=[.E3]/[.$P$5]" office:value-type="percentage" office:value="0.00308271497162811" calcext:value-type="percentage">
            <text:p>0,31%</text:p>
          </table:table-cell>
          <table:table-cell table:style-name="ce15" table:formula="of:=[.F3]/[.$P$5]" office:value-type="percentage" office:value="0.00270078568310781" calcext:value-type="percentage">
            <text:p>0,27%</text:p>
          </table:table-cell>
          <table:table-cell table:style-name="ce15" table:formula="of:=[.G3]/[.$P$5]" office:value-type="percentage" office:value="0.000682016586643387" calcext:value-type="percentage">
            <text:p>0,07%</text:p>
          </table:table-cell>
          <table:table-cell table:style-name="ce15" table:formula="of:=[.H3]/[.$P$5]" office:value-type="percentage" office:value="0.00466499345264077" calcext:value-type="percentage">
            <text:p>0,47%</text:p>
          </table:table-cell>
          <table:table-cell table:style-name="ce15" table:formula="of:=[.I3]/[.$P$5]" office:value-type="percentage" office:value="0.00660192055870799" calcext:value-type="percentage">
            <text:p>0,66%</text:p>
          </table:table-cell>
          <table:table-cell table:style-name="ce15" table:formula="of:=[.J3]/[.$P$5]" office:value-type="percentage" office:value="0.00226429506765605" calcext:value-type="percentage">
            <text:p>0,23%</text:p>
          </table:table-cell>
          <table:table-cell table:style-name="ce15" table:formula="of:=[.K3]/[.$P$5]" office:value-type="percentage" office:value="0.0351374945438673" calcext:value-type="percentage">
            <text:p>3,51%</text:p>
          </table:table-cell>
          <table:table-cell table:style-name="ce15" table:formula="of:=[.L3]/[.$P$5]" office:value-type="percentage" office:value="0.0123581405499782" calcext:value-type="percentage">
            <text:p>1,24%</text:p>
          </table:table-cell>
          <table:table-cell table:style-name="ce15" table:formula="of:=[.M3]/[.$P$5]" office:value-type="percentage" office:value="0.0116215626364033" calcext:value-type="percentage">
            <text:p>1,16%</text:p>
          </table:table-cell>
          <table:table-cell table:style-name="ce15" table:formula="of:=[.N3]/[.$P$5]" office:value-type="percentage" office:value="0.00174596246180707" calcext:value-type="percentage">
            <text:p>0,17%</text:p>
          </table:table-cell>
          <table:table-cell table:style-name="ce15" table:formula="of:=[.O3]/[.$P$5]" office:value-type="percentage" office:value="0.000709297250109123" calcext:value-type="percentage">
            <text:p>0,07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</text:p>
          </table:table-cell>
          <table:table-cell table:style-name="ce15" table:formula="of:=[.B4]/[.$P$5]" office:value-type="percentage" office:value="0.00234613705805325" calcext:value-type="percentage">
            <text:p>0,23%</text:p>
          </table:table-cell>
          <table:table-cell table:style-name="ce15" table:formula="of:=[.C4]/[.$P$5]" office:value-type="percentage" office:value="0.00905718027062418" calcext:value-type="percentage">
            <text:p>0,91%</text:p>
          </table:table-cell>
          <table:table-cell table:style-name="ce15" table:formula="of:=[.D4]/[.$P$5]" office:value-type="percentage" office:value="0.0071475338280227" calcext:value-type="percentage">
            <text:p>0,71%</text:p>
          </table:table-cell>
          <table:table-cell table:style-name="ce15" table:formula="of:=[.E4]/[.$P$5]" office:value-type="percentage" office:value="0.00305543430816237" calcext:value-type="percentage">
            <text:p>0,31%</text:p>
          </table:table-cell>
          <table:table-cell table:style-name="ce15" table:formula="of:=[.F4]/[.$P$5]" office:value-type="percentage" office:value="0.00270078568310781" calcext:value-type="percentage">
            <text:p>0,27%</text:p>
          </table:table-cell>
          <table:table-cell table:style-name="ce15" table:formula="of:=[.G4]/[.$P$5]" office:value-type="percentage" office:value="0.000627455259711916" calcext:value-type="percentage">
            <text:p>0,06%</text:p>
          </table:table-cell>
          <table:table-cell table:style-name="ce15" table:formula="of:=[.H4]/[.$P$5]" office:value-type="percentage" office:value="0.00466499345264077" calcext:value-type="percentage">
            <text:p>0,47%</text:p>
          </table:table-cell>
          <table:table-cell table:style-name="ce15" table:formula="of:=[.I4]/[.$P$5]" office:value-type="percentage" office:value="0.00657463989524225" calcext:value-type="percentage">
            <text:p>0,66%</text:p>
          </table:table-cell>
          <table:table-cell table:style-name="ce15" table:formula="of:=[.J4]/[.$P$5]" office:value-type="percentage" office:value="0.00223701440419031" calcext:value-type="percentage">
            <text:p>0,22%</text:p>
          </table:table-cell>
          <table:table-cell table:style-name="ce15" table:formula="of:=[.K4]/[.$P$5]" office:value-type="percentage" office:value="0.0351102138804016" calcext:value-type="percentage">
            <text:p>3,51%</text:p>
          </table:table-cell>
          <table:table-cell table:style-name="ce15" table:formula="of:=[.L4]/[.$P$5]" office:value-type="percentage" office:value="0.0123308598865124" calcext:value-type="percentage">
            <text:p>1,23%</text:p>
          </table:table-cell>
          <table:table-cell table:style-name="ce15" table:formula="of:=[.M4]/[.$P$5]" office:value-type="percentage" office:value="0.0116215626364033" calcext:value-type="percentage">
            <text:p>1,16%</text:p>
          </table:table-cell>
          <table:table-cell table:style-name="ce15" table:formula="of:=[.N4]/[.$P$5]" office:value-type="percentage" office:value="0.0016914011348756" calcext:value-type="percentage">
            <text:p>0,17%</text:p>
          </table:table-cell>
          <table:table-cell table:style-name="ce15" table:formula="of:=[.O4]/[.$P$5]" office:value-type="percentage" office:value="0.000682016586643387" calcext:value-type="percentage">
            <text:p>0,07%</text:p>
          </table:table-cell>
          <table:table-cell table:number-columns-repeated="17"/>
        </table:table-row>
      </table:table>
      <table:table table:name="modified_skin_lesions" table:style-name="ta1">
        <table:shapes>
          <draw:frame draw:z-index="0" draw:style-name="gr1" draw:text-style-name="P1" svg:width="15.999cm" svg:height="8.999cm" svg:x="10.615cm" svg:y="4.002cm">
            <draw:object draw:notify-on-update-of-ranges="modified_skin_lesions.A9:modified_skin_lesions.A9 modified_skin_lesions.B9:modified_skin_lesions.I9 modified_skin_lesions.A10:modified_skin_lesions.A10 modified_skin_lesions.B10:modified_skin_lesions.I10 modified_skin_lesions.A11:modified_skin_lesions.A11 modified_skin_lesions.B11:modified_skin_lesions.I11 modified_skin_lesions.A12:modified_skin_lesions.A12 modified_skin_lesions.B12:modified_skin_lesions.I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1" table:default-cell-style-name="Default"/>
        <table:table-row table:style-name="ro4">
          <table:table-cell/>
          <table:table-cell table:style-name="ce16" office:value-type="string" calcext:value-type="string">
            <text:p>Actinic keratoses</text:p>
          </table:table-cell>
          <table:table-cell table:style-name="ce16" office:value-type="string" calcext:value-type="string">
            <text:p>Basal cell carcinoma</text:p>
          </table:table-cell>
          <table:table-cell table:style-name="ce16" office:value-type="string" calcext:value-type="string">
            <text:p>Benign keratosis-like lesions</text:p>
          </table:table-cell>
          <table:table-cell table:style-name="ce16" office:value-type="string" calcext:value-type="string">
            <text:p>Dermatofibroma</text:p>
          </table:table-cell>
          <table:table-cell table:style-name="ce16" office:value-type="string" calcext:value-type="string">
            <text:p>Melanocytic nevi</text:p>
          </table:table-cell>
          <table:table-cell table:style-name="ce16" office:value-type="string" calcext:value-type="string">
            <text:p>Melanoma</text:p>
          </table:table-cell>
          <table:table-cell table:style-name="ce16" office:value-type="string" calcext:value-type="string">
            <text:p>Squamous cell carcinoma</text:p>
          </table:table-cell>
          <table:table-cell table:style-name="ce16" office:value-type="string" calcext:value-type="string">
            <text:p>Vascular lesions</text:p>
          </table:table-cell>
          <table:table-cell table:style-name="ce19" office:value-type="string" calcext:value-type="string">
            <text:p>sum</text:p>
          </table:table-cell>
          <table:table-cell table:style-name="ce12" office:value-type="string" calcext:value-type="string">
            <text:p>%type</text:p>
          </table:table-cell>
          <table:table-cell table:style-name="ce16" office:value-type="string" calcext:value-type="string">
            <text:p>Actinic keratoses</text:p>
          </table:table-cell>
          <table:table-cell table:style-name="ce16" office:value-type="string" calcext:value-type="string">
            <text:p>Basal cell carcinoma</text:p>
          </table:table-cell>
          <table:table-cell table:style-name="ce16" office:value-type="string" calcext:value-type="string">
            <text:p>Benign keratosis-like lesions</text:p>
          </table:table-cell>
          <table:table-cell table:style-name="ce16" office:value-type="string" calcext:value-type="string">
            <text:p>Dermatofibroma</text:p>
          </table:table-cell>
          <table:table-cell table:style-name="ce16" office:value-type="string" calcext:value-type="string">
            <text:p>Melanocytic nevi</text:p>
          </table:table-cell>
          <table:table-cell table:style-name="ce16" office:value-type="string" calcext:value-type="string">
            <text:p>Melanoma</text:p>
          </table:table-cell>
          <table:table-cell table:style-name="ce16" office:value-type="string" calcext:value-type="string">
            <text:p>Squamous cell carcinoma</text:p>
          </table:table-cell>
          <table:table-cell table:style-name="ce16" office:value-type="string" calcext:value-type="string">
            <text:p>Vascular lesions</text:p>
          </table:table-cell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693" calcext:value-type="float">
            <text:p>693</text:p>
          </table:table-cell>
          <table:table-cell office:value-type="float" office:value="2658" calcext:value-type="float">
            <text:p>2658</text:p>
          </table:table-cell>
          <table:table-cell office:value-type="float" office:value="2099" calcext:value-type="float">
            <text:p>2099</text:p>
          </table:table-cell>
          <table:table-cell office:value-type="float" office:value="191" calcext:value-type="float">
            <text:p>191</text:p>
          </table:table-cell>
          <table:table-cell office:value-type="float" office:value="10300" calcext:value-type="float">
            <text:p>10300</text:p>
          </table:table-cell>
          <table:table-cell office:value-type="float" office:value="3617" calcext:value-type="float">
            <text:p>3617</text:p>
          </table:table-cell>
          <table:table-cell office:value-type="float" office:value="502" calcext:value-type="float">
            <text:p>502</text:p>
          </table:table-cell>
          <table:table-cell office:value-type="float" office:value="202" calcext:value-type="float">
            <text:p>202</text:p>
          </table:table-cell>
          <table:table-cell table:style-name="ce1" table:formula="of:=SUM([.B2:.I2])" office:value-type="float" office:value="20262" calcext:value-type="float">
            <text:p>20262</text:p>
          </table:table-cell>
          <table:table-cell table:style-name="ce3" table:formula="of:=[.J2]/[.$J$5]" office:value-type="percentage" office:value="0.799889463503217" calcext:value-type="percentage">
            <text:p>79,99%</text:p>
          </table:table-cell>
          <table:table-cell table:style-name="ce15" table:formula="of:=[.B2]/[.$J2]" office:value-type="percentage" office:value="0.0342019543973941" calcext:value-type="percentage">
            <text:p>3,42%</text:p>
          </table:table-cell>
          <table:table-cell table:style-name="ce15" table:formula="of:=[.C2]/[.$J2]" office:value-type="percentage" office:value="0.131181522061001" calcext:value-type="percentage">
            <text:p>13,12%</text:p>
          </table:table-cell>
          <table:table-cell table:style-name="ce15" table:formula="of:=[.D2]/[.$J2]" office:value-type="percentage" office:value="0.103592932583161" calcext:value-type="percentage">
            <text:p>10,36%</text:p>
          </table:table-cell>
          <table:table-cell table:style-name="ce15" table:formula="of:=[.E2]/[.$J2]" office:value-type="percentage" office:value="0.00942651268384167" calcext:value-type="percentage">
            <text:p>0,94%</text:p>
          </table:table-cell>
          <table:table-cell table:style-name="ce15" table:formula="of:=[.F2]/[.$J2]" office:value-type="percentage" office:value="0.508340736353766" calcext:value-type="percentage">
            <text:p>50,83%</text:p>
          </table:table-cell>
          <table:table-cell table:style-name="ce15" table:formula="of:=[.G2]/[.$J2]" office:value-type="percentage" office:value="0.178511499358405" calcext:value-type="percentage">
            <text:p>17,85%</text:p>
          </table:table-cell>
          <table:table-cell table:style-name="ce15" table:formula="of:=[.H2]/[.$J2]" office:value-type="percentage" office:value="0.0247754417135525" calcext:value-type="percentage">
            <text:p>2,48%</text:p>
          </table:table-cell>
          <table:table-cell table:style-name="ce15" table:formula="of:=[.I2]/[.$J2]" office:value-type="percentage" office:value="0.00996940084887968" calcext:value-type="percentage">
            <text:p>1,00%</text:p>
          </table:table-cell>
          <table:table-cell table:style-name="ce3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88" calcext:value-type="float">
            <text:p>88</text:p>
          </table:table-cell>
          <table:table-cell office:value-type="float" office:value="333" calcext:value-type="float">
            <text:p>333</text:p>
          </table:table-cell>
          <table:table-cell office:value-type="float" office:value="263" calcext:value-type="float">
            <text:p>263</text:p>
          </table:table-cell>
          <table:table-cell office:value-type="float" office:value="25" calcext:value-type="float">
            <text:p>25</text:p>
          </table:table-cell>
          <table:table-cell office:value-type="float" office:value="1288" calcext:value-type="float">
            <text:p>1288</text:p>
          </table:table-cell>
          <table:table-cell office:value-type="float" office:value="453" calcext:value-type="float">
            <text:p>45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table:style-name="ce1" table:formula="of:=SUM([.B3:.I3])" office:value-type="float" office:value="2540" calcext:value-type="float">
            <text:p>2540</text:p>
          </table:table-cell>
          <table:table-cell table:style-name="ce3" table:formula="of:=[.J3]/[.$J$5]" office:value-type="percentage" office:value="0.100272393509929" calcext:value-type="percentage">
            <text:p>10,03%</text:p>
          </table:table-cell>
          <table:table-cell table:style-name="ce15" table:formula="of:=[.B3]/[.$J3]" office:value-type="percentage" office:value="0.0346456692913386" calcext:value-type="percentage">
            <text:p>3,46%</text:p>
          </table:table-cell>
          <table:table-cell table:style-name="ce15" table:formula="of:=[.C3]/[.$J3]" office:value-type="percentage" office:value="0.131102362204724" calcext:value-type="percentage">
            <text:p>13,11%</text:p>
          </table:table-cell>
          <table:table-cell table:style-name="ce15" table:formula="of:=[.D3]/[.$J3]" office:value-type="percentage" office:value="0.103543307086614" calcext:value-type="percentage">
            <text:p>10,35%</text:p>
          </table:table-cell>
          <table:table-cell table:style-name="ce15" table:formula="of:=[.E3]/[.$J3]" office:value-type="percentage" office:value="0.00984251968503937" calcext:value-type="percentage">
            <text:p>0,98%</text:p>
          </table:table-cell>
          <table:table-cell table:style-name="ce15" table:formula="of:=[.F3]/[.$J3]" office:value-type="percentage" office:value="0.507086614173228" calcext:value-type="percentage">
            <text:p>50,71%</text:p>
          </table:table-cell>
          <table:table-cell table:style-name="ce15" table:formula="of:=[.G3]/[.$J3]" office:value-type="percentage" office:value="0.178346456692913" calcext:value-type="percentage">
            <text:p>17,83%</text:p>
          </table:table-cell>
          <table:table-cell table:style-name="ce15" table:formula="of:=[.H3]/[.$J3]" office:value-type="percentage" office:value="0.0251968503937008" calcext:value-type="percentage">
            <text:p>2,52%</text:p>
          </table:table-cell>
          <table:table-cell table:style-name="ce15" table:formula="of:=[.I3]/[.$J3]" office:value-type="percentage" office:value="0.0102362204724409" calcext:value-type="percentage">
            <text:p>1,02%</text:p>
          </table:table-cell>
          <table:table-cell table:style-name="ce3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86" calcext:value-type="float">
            <text:p>86</text:p>
          </table:table-cell>
          <table:table-cell office:value-type="float" office:value="332" calcext:value-type="float">
            <text:p>332</text:p>
          </table:table-cell>
          <table:table-cell office:value-type="float" office:value="262" calcext:value-type="float">
            <text:p>262</text:p>
          </table:table-cell>
          <table:table-cell office:value-type="float" office:value="23" calcext:value-type="float">
            <text:p>23</text:p>
          </table:table-cell>
          <table:table-cell office:value-type="float" office:value="1287" calcext:value-type="float">
            <text:p>1287</text:p>
          </table:table-cell>
          <table:table-cell office:value-type="float" office:value="452" calcext:value-type="float">
            <text:p>452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style-name="ce1" table:formula="of:=SUM([.B4:.I4])" office:value-type="float" office:value="2529" calcext:value-type="float">
            <text:p>2529</text:p>
          </table:table-cell>
          <table:table-cell table:style-name="ce3" table:formula="of:=[.J4]/[.$J$5]" office:value-type="percentage" office:value="0.0998381429868541" calcext:value-type="percentage">
            <text:p>9,98%</text:p>
          </table:table-cell>
          <table:table-cell table:style-name="ce15" table:formula="of:=[.B4]/[.$J4]" office:value-type="percentage" office:value="0.0340055357848952" calcext:value-type="percentage">
            <text:p>3,40%</text:p>
          </table:table-cell>
          <table:table-cell table:style-name="ce15" table:formula="of:=[.C4]/[.$J4]" office:value-type="percentage" office:value="0.131277184657968" calcext:value-type="percentage">
            <text:p>13,13%</text:p>
          </table:table-cell>
          <table:table-cell table:style-name="ce15" table:formula="of:=[.D4]/[.$J4]" office:value-type="percentage" office:value="0.10359826018189" calcext:value-type="percentage">
            <text:p>10,36%</text:p>
          </table:table-cell>
          <table:table-cell table:style-name="ce15" table:formula="of:=[.E4]/[.$J4]" office:value-type="percentage" office:value="0.00909450375642546" calcext:value-type="percentage">
            <text:p>0,91%</text:p>
          </table:table-cell>
          <table:table-cell table:style-name="ce15" table:formula="of:=[.F4]/[.$J4]" office:value-type="percentage" office:value="0.508896797153025" calcext:value-type="percentage">
            <text:p>50,89%</text:p>
          </table:table-cell>
          <table:table-cell table:style-name="ce15" table:formula="of:=[.G4]/[.$J4]" office:value-type="percentage" office:value="0.1787267694741" calcext:value-type="percentage">
            <text:p>17,87%</text:p>
          </table:table-cell>
          <table:table-cell table:style-name="ce15" table:formula="of:=[.H4]/[.$J4]" office:value-type="percentage" office:value="0.0245156188216686" calcext:value-type="percentage">
            <text:p>2,45%</text:p>
          </table:table-cell>
          <table:table-cell table:style-name="ce15" table:formula="of:=[.I4]/[.$J4]" office:value-type="percentage" office:value="0.00988533017002768" calcext:value-type="percentage">
            <text:p>0,99%</text:p>
          </table:table-cell>
          <table:table-cell table:style-name="ce3"/>
        </table:table-row>
        <table:table-row table:style-name="ro1">
          <table:table-cell table:style-name="ce10" office:value-type="string" calcext:value-type="string">
            <text:p>sum</text:p>
          </table:table-cell>
          <table:table-cell table:formula="of:=SUM([.B2:.B4])" office:value-type="float" office:value="867" calcext:value-type="float">
            <text:p>867</text:p>
          </table:table-cell>
          <table:table-cell table:formula="of:=SUM([.C2:.C4])" office:value-type="float" office:value="3323" calcext:value-type="float">
            <text:p>3323</text:p>
          </table:table-cell>
          <table:table-cell table:formula="of:=SUM([.D2:.D4])" office:value-type="float" office:value="2624" calcext:value-type="float">
            <text:p>2624</text:p>
          </table:table-cell>
          <table:table-cell table:formula="of:=SUM([.E2:.E4])" office:value-type="float" office:value="239" calcext:value-type="float">
            <text:p>239</text:p>
          </table:table-cell>
          <table:table-cell table:formula="of:=SUM([.F2:.F4])" office:value-type="float" office:value="12875" calcext:value-type="float">
            <text:p>12875</text:p>
          </table:table-cell>
          <table:table-cell table:formula="of:=SUM([.G2:.G4])" office:value-type="float" office:value="4522" calcext:value-type="float">
            <text:p>4522</text:p>
          </table:table-cell>
          <table:table-cell table:formula="of:=SUM([.H2:.H4])" office:value-type="float" office:value="628" calcext:value-type="float">
            <text:p>628</text:p>
          </table:table-cell>
          <table:table-cell table:formula="of:=SUM([.I2:.I4])" office:value-type="float" office:value="253" calcext:value-type="float">
            <text:p>253</text:p>
          </table:table-cell>
          <table:table-cell table:style-name="ce20" table:formula="of:=SUM([.B5:.I5])" office:value-type="float" office:value="25331" calcext:value-type="float">
            <text:p>25331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%class</text:p>
          </table:table-cell>
          <table:table-cell table:style-name="ce3" table:formula="of:=[.B5]/[.$J$5]" office:value-type="percentage" office:value="0.034226836682326" calcext:value-type="percentage">
            <text:p>3,42%</text:p>
          </table:table-cell>
          <table:table-cell table:style-name="ce3" table:formula="of:=[.C5]/[.$J$5]" office:value-type="percentage" office:value="0.131183135288777" calcext:value-type="percentage">
            <text:p>13,12%</text:p>
          </table:table-cell>
          <table:table-cell table:style-name="ce3" table:formula="of:=[.D5]/[.$J$5]" office:value-type="percentage" office:value="0.103588488413407" calcext:value-type="percentage">
            <text:p>10,36%</text:p>
          </table:table-cell>
          <table:table-cell table:style-name="ce3" table:formula="of:=[.E5]/[.$J$5]" office:value-type="percentage" office:value="0.00943507954680036" calcext:value-type="percentage">
            <text:p>0,94%</text:p>
          </table:table-cell>
          <table:table-cell table:style-name="ce3" table:formula="of:=[.F5]/[.$J$5]" office:value-type="percentage" office:value="0.508270498598555" calcext:value-type="percentage">
            <text:p>50,83%</text:p>
          </table:table-cell>
          <table:table-cell table:style-name="ce3" table:formula="of:=[.G5]/[.$J$5]" office:value-type="percentage" office:value="0.178516442303896" calcext:value-type="percentage">
            <text:p>17,85%</text:p>
          </table:table-cell>
          <table:table-cell table:style-name="ce3" table:formula="of:=[.H5]/[.$J$5]" office:value-type="percentage" office:value="0.0247917571355256" calcext:value-type="percentage">
            <text:p>2,48%</text:p>
          </table:table-cell>
          <table:table-cell table:style-name="ce3" table:formula="of:=[.I5]/[.$J$5]" office:value-type="percentage" office:value="0.00998776203071335" calcext:value-type="percentage">
            <text:p>1,00%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9"/>
          <table:table-cell table:number-columns-repeated="11"/>
        </table:table-row>
        <table:table-row table:style-name="ro5">
          <table:table-cell table:style-name="ce22" office:value-type="string" calcext:value-type="string">
            <text:p>total%</text:p>
          </table:table-cell>
          <table:table-cell table:style-name="ce16" office:value-type="string" calcext:value-type="string">
            <text:p>Actinic keratoses</text:p>
          </table:table-cell>
          <table:table-cell table:style-name="ce16" office:value-type="string" calcext:value-type="string">
            <text:p>Basal cell carcinoma</text:p>
          </table:table-cell>
          <table:table-cell table:style-name="ce16" office:value-type="string" calcext:value-type="string">
            <text:p>Benign keratosis-like lesions</text:p>
          </table:table-cell>
          <table:table-cell table:style-name="ce16" office:value-type="string" calcext:value-type="string">
            <text:p>Dermatofibroma</text:p>
          </table:table-cell>
          <table:table-cell table:style-name="ce16" office:value-type="string" calcext:value-type="string">
            <text:p>Melanocytic nevi</text:p>
          </table:table-cell>
          <table:table-cell table:style-name="ce16" office:value-type="string" calcext:value-type="string">
            <text:p>Melanoma</text:p>
          </table:table-cell>
          <table:table-cell table:style-name="ce16" office:value-type="string" calcext:value-type="string">
            <text:p>Squamous cell carcinoma</text:p>
          </table:table-cell>
          <table:table-cell table:style-name="ce16" office:value-type="string" calcext:value-type="string">
            <text:p>Vascular lesio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in</text:p>
          </table:table-cell>
          <table:table-cell table:style-name="ce15" table:formula="of:=[.B2]/[.$J$5]" office:value-type="percentage" office:value="0.0273577829536931" calcext:value-type="percentage">
            <text:p>2,74%</text:p>
          </table:table-cell>
          <table:table-cell table:style-name="ce15" table:formula="of:=[.C2]/[.$J$5]" office:value-type="percentage" office:value="0.104930717302909" calcext:value-type="percentage">
            <text:p>10,49%</text:p>
          </table:table-cell>
          <table:table-cell table:style-name="ce15" table:formula="of:=[.D2]/[.$J$5]" office:value-type="percentage" office:value="0.0828628952666693" calcext:value-type="percentage">
            <text:p>8,29%</text:p>
          </table:table-cell>
          <table:table-cell table:style-name="ce15" table:formula="of:=[.E2]/[.$J$5]" office:value-type="percentage" office:value="0.00754016817338439" calcext:value-type="percentage">
            <text:p>0,75%</text:p>
          </table:table-cell>
          <table:table-cell table:style-name="ce15" table:formula="of:=[.F2]/[.$J$5]" office:value-type="percentage" office:value="0.406616398878844" calcext:value-type="percentage">
            <text:p>40,66%</text:p>
          </table:table-cell>
          <table:table-cell table:style-name="ce15" table:formula="of:=[.G2]/[.$J$5]" office:value-type="percentage" office:value="0.142789467450949" calcext:value-type="percentage">
            <text:p>14,28%</text:p>
          </table:table-cell>
          <table:table-cell table:style-name="ce15" table:formula="of:=[.H2]/[.$J$5]" office:value-type="percentage" office:value="0.0198176147803087" calcext:value-type="percentage">
            <text:p>1,98%</text:p>
          </table:table-cell>
          <table:table-cell table:style-name="ce15" table:formula="of:=[.I2]/[.$J$5]" office:value-type="percentage" office:value="0.00797441869645888" calcext:value-type="percentage">
            <text:p>0,80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</text:p>
          </table:table-cell>
          <table:table-cell table:style-name="ce15" table:formula="of:=[.B3]/[.$J$5]" office:value-type="percentage" office:value="0.00347400418459595" calcext:value-type="percentage">
            <text:p>0,35%</text:p>
          </table:table-cell>
          <table:table-cell table:style-name="ce15" table:formula="of:=[.C3]/[.$J$5]" office:value-type="percentage" office:value="0.0131459476530733" calcext:value-type="percentage">
            <text:p>1,31%</text:p>
          </table:table-cell>
          <table:table-cell table:style-name="ce15" table:formula="of:=[.D3]/[.$J$5]" office:value-type="percentage" office:value="0.0103825352335084" calcext:value-type="percentage">
            <text:p>1,04%</text:p>
          </table:table-cell>
          <table:table-cell table:style-name="ce15" table:formula="of:=[.E3]/[.$J$5]" office:value-type="percentage" office:value="0.000986933006987486" calcext:value-type="percentage">
            <text:p>0,10%</text:p>
          </table:table-cell>
          <table:table-cell table:style-name="ce15" table:formula="of:=[.F3]/[.$J$5]" office:value-type="percentage" office:value="0.0508467885199953" calcext:value-type="percentage">
            <text:p>5,08%</text:p>
          </table:table-cell>
          <table:table-cell table:style-name="ce15" table:formula="of:=[.G3]/[.$J$5]" office:value-type="percentage" office:value="0.0178832260866132" calcext:value-type="percentage">
            <text:p>1,79%</text:p>
          </table:table-cell>
          <table:table-cell table:style-name="ce15" table:formula="of:=[.H3]/[.$J$5]" office:value-type="percentage" office:value="0.00252654849788796" calcext:value-type="percentage">
            <text:p>0,25%</text:p>
          </table:table-cell>
          <table:table-cell table:style-name="ce15" table:formula="of:=[.I3]/[.$J$5]" office:value-type="percentage" office:value="0.00102641032726699" calcext:value-type="percentage">
            <text:p>0,10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</text:p>
          </table:table-cell>
          <table:table-cell table:style-name="ce15" table:formula="of:=[.B4]/[.$J$5]" office:value-type="percentage" office:value="0.00339504954403695" calcext:value-type="percentage">
            <text:p>0,34%</text:p>
          </table:table-cell>
          <table:table-cell table:style-name="ce15" table:formula="of:=[.C4]/[.$J$5]" office:value-type="percentage" office:value="0.0131064703327938" calcext:value-type="percentage">
            <text:p>1,31%</text:p>
          </table:table-cell>
          <table:table-cell table:style-name="ce15" table:formula="of:=[.D4]/[.$J$5]" office:value-type="percentage" office:value="0.0103430579132289" calcext:value-type="percentage">
            <text:p>1,03%</text:p>
          </table:table-cell>
          <table:table-cell table:style-name="ce15" table:formula="of:=[.E4]/[.$J$5]" office:value-type="percentage" office:value="0.000907978366428487" calcext:value-type="percentage">
            <text:p>0,09%</text:p>
          </table:table-cell>
          <table:table-cell table:style-name="ce15" table:formula="of:=[.F4]/[.$J$5]" office:value-type="percentage" office:value="0.0508073111997158" calcext:value-type="percentage">
            <text:p>5,08%</text:p>
          </table:table-cell>
          <table:table-cell table:style-name="ce15" table:formula="of:=[.G4]/[.$J$5]" office:value-type="percentage" office:value="0.0178437487663337" calcext:value-type="percentage">
            <text:p>1,78%</text:p>
          </table:table-cell>
          <table:table-cell table:style-name="ce15" table:formula="of:=[.H4]/[.$J$5]" office:value-type="percentage" office:value="0.00244759385732896" calcext:value-type="percentage">
            <text:p>0,24%</text:p>
          </table:table-cell>
          <table:table-cell table:style-name="ce15" table:formula="of:=[.I4]/[.$J$5]" office:value-type="percentage" office:value="0.000986933006987486" calcext:value-type="percentage">
            <text:p>0,10%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6">0000.00.00</text:date>, <text:time style:data-style-name="N2" text:time-value="01:10:19.8065100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2T00:11:49.694067032</meta:creation-date>
    <dc:date>2026-04-26T01:47:20.408000031</dc:date>
    <meta:editing-duration>PT11H52M53S</meta:editing-duration>
    <meta:editing-cycles>6</meta:editing-cycles>
    <meta:generator>LibreOffice/24.2.7.2$Linux_X86_64 LibreOffice_project/420$Build-2</meta:generator>
    <meta:document-statistic meta:table-count="5" meta:cell-count="458" meta:object-count="3"/>
    <meta:user-defined meta:name="qrichtext">1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16cm" svg:y="3.703cm" style:legend-expansion="high" chart:style-name="ch2"/>
        <chart:plot-area chart:style-name="ch3" table:cell-range-address="melanoma_detection.J1:melanoma_detection.L4 melanoma_detection.A2:melanoma_detection.A4" chart:data-source-has-labels="both" svg:x="0.32cm" svg:y="0.18cm" svg:width="13.176cm" svg:height="8.64cm">
          <chart:coordinate-region svg:x="1.735cm" svg:y="0.379cm" svg:width="11.761cm" svg:height="7.794cm"/>
          <chart:axis chart:dimension="x" chart:name="primary-x" chart:style-name="ch4" chartooo:axis-type="auto">
            <chartooo:date-scale/>
            <chart:categories table:cell-range-address="melanoma_detection.J1:melanoma_detection.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lanoma_detection.J2:melanoma_detection.L2" chart:label-cell-address="melanoma_detection.A2:melanoma_detection.A2" chart:class="chart:bar">
            <chart:data-point chart:repeated="3"/>
          </chart:series>
          <chart:series chart:style-name="ch8" chart:values-cell-range-address="melanoma_detection.J3:melanoma_detection.L3" chart:label-cell-address="melanoma_detection.A3:melanoma_detection.A3" chart:class="chart:bar">
            <chart:data-point chart:repeated="3"/>
          </chart:series>
          <chart:series chart:style-name="ch9" chart:values-cell-range-address="melanoma_detection.J4:melanoma_detection.L4" chart:label-cell-address="melanoma_detection.A4:melanoma_detection.A4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lanoma</text:p>
                <draw:g>
                  <svg:desc>melanoma_detection.J1:melanoma_detection.L1</svg:desc>
                </draw:g>
              </table:table-cell>
              <table:table-cell office:value-type="string">
                <text:p>nevus</text:p>
              </table:table-cell>
              <table:table-cell office:value-type="string">
                <text:p>seborrheic_keratosis</text:p>
              </table:table-cell>
            </table:table-row>
          </table:table-header-rows>
          <table:table-rows>
            <table:table-row>
              <table:table-cell office:value-type="string">
                <text:p>train</text:p>
                <draw:g>
                  <svg:desc>melanoma_detection.A2:melanoma_detection.A2</svg:desc>
                </draw:g>
              </table:table-cell>
              <table:table-cell office:value-type="float" office:value="0.136">
                <text:p>0.136</text:p>
                <draw:g>
                  <svg:desc>melanoma_detection.J2:melanoma_detection.L2</svg:desc>
                </draw:g>
              </table:table-cell>
              <table:table-cell office:value-type="float" office:value="0.498909090909091">
                <text:p>0.498909090909091</text:p>
              </table:table-cell>
              <table:table-cell office:value-type="float" office:value="0.0923636363636364">
                <text:p>0.0923636363636364</text:p>
              </table:table-cell>
            </table:table-row>
            <table:table-row>
              <table:table-cell office:value-type="string">
                <text:p>test</text:p>
                <draw:g>
                  <svg:desc>melanoma_detection.A3:melanoma_detection.A3</svg:desc>
                </draw:g>
              </table:table-cell>
              <table:table-cell office:value-type="float" office:value="0.0425454545454545">
                <text:p>0.0425454545454545</text:p>
                <draw:g>
                  <svg:desc>melanoma_detection.J3:melanoma_detection.L3</svg:desc>
                </draw:g>
              </table:table-cell>
              <table:table-cell office:value-type="float" office:value="0.142909090909091">
                <text:p>0.142909090909091</text:p>
              </table:table-cell>
              <table:table-cell office:value-type="float" office:value="0.0327272727272727">
                <text:p>0.0327272727272727</text:p>
              </table:table-cell>
            </table:table-row>
            <table:table-row>
              <table:table-cell office:value-type="string">
                <text:p>validation</text:p>
                <draw:g>
                  <svg:desc>melanoma_detection.A4:melanoma_detection.A4</svg:desc>
                </draw:g>
              </table:table-cell>
              <table:table-cell office:value-type="float" office:value="0.0109090909090909">
                <text:p>0.0109090909090909</text:p>
                <draw:g>
                  <svg:desc>melanoma_detection.J4:melanoma_detection.L4</svg:desc>
                </draw:g>
              </table:table-cell>
              <table:table-cell office:value-type="float" office:value="0.0283636363636364">
                <text:p>0.0283636363636364</text:p>
              </table:table-cell>
              <table:table-cell office:value-type="float" office:value="0.0152727272727273">
                <text:p>0.015272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84cm" svg:y="3.703cm" style:legend-expansion="high" chart:style-name="ch2"/>
        <chart:plot-area chart:style-name="ch3" table:cell-range-address="skin_lesions_classification.A9:skin_lesions_classification.O12" chart:data-source-has-labels="both" svg:x="0.32cm" svg:y="0.18cm" svg:width="13.944cm" svg:height="8.64cm">
          <chart:coordinate-region svg:x="1.853cm" svg:y="0.379cm" svg:width="12.411cm" svg:height="4.843cm"/>
          <chart:axis chart:dimension="x" chart:name="primary-x" chart:style-name="ch4" chartooo:axis-type="auto">
            <chartooo:date-scale/>
            <chart:categories table:cell-range-address="skin_lesions_classification.B9:skin_lesions_classification.O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kin_lesions_classification.B10:skin_lesions_classification.O10" chart:label-cell-address="skin_lesions_classification.A10:skin_lesions_classification.A10" chart:class="chart:bar">
            <chart:data-point chart:repeated="14"/>
          </chart:series>
          <chart:series chart:style-name="ch8" chart:values-cell-range-address="skin_lesions_classification.B11:skin_lesions_classification.O11" chart:label-cell-address="skin_lesions_classification.A11:skin_lesions_classification.A11" chart:class="chart:bar">
            <chart:data-point chart:repeated="14"/>
          </chart:series>
          <chart:series chart:style-name="ch9" chart:values-cell-range-address="skin_lesions_classification.B12:skin_lesions_classification.O12" chart:label-cell-address="skin_lesions_classification.A12:skin_lesions_classification.A12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nic keratoses</text:p>
                <draw:g>
                  <svg:desc>skin_lesions_classification.B9:skin_lesions_classification.O9</svg:desc>
                </draw:g>
              </table:table-cell>
              <table:table-cell office:value-type="string">
                <text:p>Basal cell carcinoma</text:p>
              </table:table-cell>
              <table:table-cell office:value-type="string">
                <text:p>Benign keratosis-like lesions</text:p>
              </table:table-cell>
              <table:table-cell office:value-type="string">
                <text:p>Chickenpox</text:p>
              </table:table-cell>
              <table:table-cell office:value-type="string">
                <text:p>Cowpox</text:p>
              </table:table-cell>
              <table:table-cell office:value-type="string">
                <text:p>Dermatofibroma</text:p>
              </table:table-cell>
              <table:table-cell office:value-type="string">
                <text:p>Healthy</text:p>
              </table:table-cell>
              <table:table-cell office:value-type="string">
                <text:p>HFMD</text:p>
              </table:table-cell>
              <table:table-cell office:value-type="string">
                <text:p>Measles</text:p>
              </table:table-cell>
              <table:table-cell office:value-type="string">
                <text:p>Melanocytic nevi</text:p>
              </table:table-cell>
              <table:table-cell office:value-type="string">
                <text:p>Melanoma</text:p>
              </table:table-cell>
              <table:table-cell office:value-type="string">
                <text:p>Monkeypox</text:p>
              </table:table-cell>
              <table:table-cell office:value-type="string">
                <text:p>Squamous cell carcinoma</text:p>
              </table:table-cell>
              <table:table-cell office:value-type="string">
                <text:p>Vascular lesions</text:p>
              </table:table-cell>
            </table:table-row>
          </table:table-header-rows>
          <table:table-rows>
            <table:table-row>
              <table:table-cell office:value-type="string">
                <text:p>train</text:p>
                <draw:g>
                  <svg:desc>skin_lesions_classification.A10:skin_lesions_classification.A10</svg:desc>
                </draw:g>
              </table:table-cell>
              <table:table-cell office:value-type="float" office:value="0.0189054997817547">
                <text:p>0.0189054997817547</text:p>
                <draw:g>
                  <svg:desc>skin_lesions_classification.B10:skin_lesions_classification.O10</svg:desc>
                </draw:g>
              </table:table-cell>
              <table:table-cell office:value-type="float" office:value="0.0725120034919249">
                <text:p>0.0725120034919249</text:p>
              </table:table-cell>
              <table:table-cell office:value-type="float" office:value="0.0572621126145788">
                <text:p>0.0572621126145788</text:p>
              </table:table-cell>
              <table:table-cell office:value-type="float" office:value="0.0245525971191619">
                <text:p>0.0245525971191619</text:p>
              </table:table-cell>
              <table:table-cell office:value-type="float" office:value="0.0216062854648625">
                <text:p>0.0216062854648625</text:p>
              </table:table-cell>
              <table:table-cell office:value-type="float" office:value="0.00521060672195548">
                <text:p>0.00521060672195548</text:p>
              </table:table-cell>
              <table:table-cell office:value-type="float" office:value="0.0373199476211261">
                <text:p>0.0373199476211261</text:p>
              </table:table-cell>
              <table:table-cell office:value-type="float" office:value="0.052706241815801">
                <text:p>0.052706241815801</text:p>
              </table:table-cell>
              <table:table-cell office:value-type="float" office:value="0.0180052378873854">
                <text:p>0.0180052378873854</text:p>
              </table:table-cell>
              <table:table-cell office:value-type="float" office:value="0.280990833697076">
                <text:p>0.280990833697076</text:p>
              </table:table-cell>
              <table:table-cell office:value-type="float" office:value="0.0986741597555653">
                <text:p>0.0986741597555653</text:p>
              </table:table-cell>
              <table:table-cell office:value-type="float" office:value="0.0929725010912265">
                <text:p>0.0929725010912265</text:p>
              </table:table-cell>
              <table:table-cell office:value-type="float" office:value="0.0136948930597992">
                <text:p>0.0136948930597992</text:p>
              </table:table-cell>
              <table:table-cell office:value-type="float" office:value="0.00551069402007857">
                <text:p>0.00551069402007857</text:p>
              </table:table-cell>
            </table:table-row>
            <table:table-row>
              <table:table-cell office:value-type="string">
                <text:p>test</text:p>
                <draw:g>
                  <svg:desc>skin_lesions_classification.A11:skin_lesions_classification.A11</svg:desc>
                </draw:g>
              </table:table-cell>
              <table:table-cell office:value-type="float" office:value="0.00240069838498472">
                <text:p>0.00240069838498472</text:p>
                <draw:g>
                  <svg:desc>skin_lesions_classification.B11:skin_lesions_classification.O11</svg:desc>
                </draw:g>
              </table:table-cell>
              <table:table-cell office:value-type="float" office:value="0.00908446093408992">
                <text:p>0.00908446093408992</text:p>
              </table:table-cell>
              <table:table-cell office:value-type="float" office:value="0.00717481449148843">
                <text:p>0.00717481449148843</text:p>
              </table:table-cell>
              <table:table-cell office:value-type="float" office:value="0.00308271497162811">
                <text:p>0.00308271497162811</text:p>
              </table:table-cell>
              <table:table-cell office:value-type="float" office:value="0.00270078568310781">
                <text:p>0.00270078568310781</text:p>
              </table:table-cell>
              <table:table-cell office:value-type="float" office:value="0.000682016586643387">
                <text:p>0.000682016586643387</text:p>
              </table:table-cell>
              <table:table-cell office:value-type="float" office:value="0.00466499345264077">
                <text:p>0.00466499345264077</text:p>
              </table:table-cell>
              <table:table-cell office:value-type="float" office:value="0.00660192055870799">
                <text:p>0.00660192055870799</text:p>
              </table:table-cell>
              <table:table-cell office:value-type="float" office:value="0.00226429506765605">
                <text:p>0.00226429506765605</text:p>
              </table:table-cell>
              <table:table-cell office:value-type="float" office:value="0.0351374945438673">
                <text:p>0.0351374945438673</text:p>
              </table:table-cell>
              <table:table-cell office:value-type="float" office:value="0.0123581405499782">
                <text:p>0.0123581405499782</text:p>
              </table:table-cell>
              <table:table-cell office:value-type="float" office:value="0.0116215626364033">
                <text:p>0.0116215626364033</text:p>
              </table:table-cell>
              <table:table-cell office:value-type="float" office:value="0.00174596246180707">
                <text:p>0.00174596246180707</text:p>
              </table:table-cell>
              <table:table-cell office:value-type="float" office:value="0.000709297250109123">
                <text:p>0.000709297250109123</text:p>
              </table:table-cell>
            </table:table-row>
            <table:table-row>
              <table:table-cell office:value-type="string">
                <text:p>val</text:p>
                <draw:g>
                  <svg:desc>skin_lesions_classification.A12:skin_lesions_classification.A12</svg:desc>
                </draw:g>
              </table:table-cell>
              <table:table-cell office:value-type="float" office:value="0.00234613705805325">
                <text:p>0.00234613705805325</text:p>
                <draw:g>
                  <svg:desc>skin_lesions_classification.B12:skin_lesions_classification.O12</svg:desc>
                </draw:g>
              </table:table-cell>
              <table:table-cell office:value-type="float" office:value="0.00905718027062418">
                <text:p>0.00905718027062418</text:p>
              </table:table-cell>
              <table:table-cell office:value-type="float" office:value="0.0071475338280227">
                <text:p>0.0071475338280227</text:p>
              </table:table-cell>
              <table:table-cell office:value-type="float" office:value="0.00305543430816237">
                <text:p>0.00305543430816237</text:p>
              </table:table-cell>
              <table:table-cell office:value-type="float" office:value="0.00270078568310781">
                <text:p>0.00270078568310781</text:p>
              </table:table-cell>
              <table:table-cell office:value-type="float" office:value="0.000627455259711916">
                <text:p>0.000627455259711916</text:p>
              </table:table-cell>
              <table:table-cell office:value-type="float" office:value="0.00466499345264077">
                <text:p>0.00466499345264077</text:p>
              </table:table-cell>
              <table:table-cell office:value-type="float" office:value="0.00657463989524225">
                <text:p>0.00657463989524225</text:p>
              </table:table-cell>
              <table:table-cell office:value-type="float" office:value="0.00223701440419031">
                <text:p>0.00223701440419031</text:p>
              </table:table-cell>
              <table:table-cell office:value-type="float" office:value="0.0351102138804016">
                <text:p>0.0351102138804016</text:p>
              </table:table-cell>
              <table:table-cell office:value-type="float" office:value="0.0123308598865124">
                <text:p>0.0123308598865124</text:p>
              </table:table-cell>
              <table:table-cell office:value-type="float" office:value="0.0116215626364033">
                <text:p>0.0116215626364033</text:p>
              </table:table-cell>
              <table:table-cell office:value-type="float" office:value="0.0016914011348756">
                <text:p>0.0016914011348756</text:p>
              </table:table-cell>
              <table:table-cell office:value-type="float" office:value="0.000682016586643387">
                <text:p>0.0006820165866433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84cm" svg:y="3.703cm" style:legend-expansion="high" chart:style-name="ch2"/>
        <chart:plot-area chart:style-name="ch3" table:cell-range-address="modified_skin_lesions.A9:modified_skin_lesions.I12" chart:data-source-has-labels="both" svg:x="0.32cm" svg:y="0.18cm" svg:width="13.944cm" svg:height="8.64cm">
          <chart:coordinate-region svg:x="1.735cm" svg:y="0.38cm" svg:width="12.529cm" svg:height="4.842cm"/>
          <chart:axis chart:dimension="x" chart:name="primary-x" chart:style-name="ch4" chartooo:axis-type="auto">
            <chartooo:date-scale/>
            <chart:categories table:cell-range-address="modified_skin_lesions.B9:modified_skin_lesions.I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dified_skin_lesions.B10:modified_skin_lesions.I10" chart:label-cell-address="modified_skin_lesions.A10:modified_skin_lesions.A10" chart:class="chart:bar">
            <chart:data-point chart:repeated="8"/>
          </chart:series>
          <chart:series chart:style-name="ch8" chart:values-cell-range-address="modified_skin_lesions.B11:modified_skin_lesions.I11" chart:label-cell-address="modified_skin_lesions.A11:modified_skin_lesions.A11" chart:class="chart:bar">
            <chart:data-point chart:repeated="8"/>
          </chart:series>
          <chart:series chart:style-name="ch9" chart:values-cell-range-address="modified_skin_lesions.B12:modified_skin_lesions.I12" chart:label-cell-address="modified_skin_lesions.A12:modified_skin_lesions.A1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nic keratoses</text:p>
                <draw:g>
                  <svg:desc>modified_skin_lesions.B9:modified_skin_lesions.I9</svg:desc>
                </draw:g>
              </table:table-cell>
              <table:table-cell office:value-type="string">
                <text:p>Basal cell carcinoma</text:p>
              </table:table-cell>
              <table:table-cell office:value-type="string">
                <text:p>Benign keratosis-like lesions</text:p>
              </table:table-cell>
              <table:table-cell office:value-type="string">
                <text:p>Dermatofibroma</text:p>
              </table:table-cell>
              <table:table-cell office:value-type="string">
                <text:p>Melanocytic nevi</text:p>
              </table:table-cell>
              <table:table-cell office:value-type="string">
                <text:p>Melanoma</text:p>
              </table:table-cell>
              <table:table-cell office:value-type="string">
                <text:p>Squamous cell carcinoma</text:p>
              </table:table-cell>
              <table:table-cell office:value-type="string">
                <text:p>Vascular lesions</text:p>
              </table:table-cell>
            </table:table-row>
          </table:table-header-rows>
          <table:table-rows>
            <table:table-row>
              <table:table-cell office:value-type="string">
                <text:p>train</text:p>
                <draw:g>
                  <svg:desc>modified_skin_lesions.A10:modified_skin_lesions.A10</svg:desc>
                </draw:g>
              </table:table-cell>
              <table:table-cell office:value-type="float" office:value="0.0273577829536931">
                <text:p>0.0273577829536931</text:p>
                <draw:g>
                  <svg:desc>modified_skin_lesions.B10:modified_skin_lesions.I10</svg:desc>
                </draw:g>
              </table:table-cell>
              <table:table-cell office:value-type="float" office:value="0.104930717302909">
                <text:p>0.104930717302909</text:p>
              </table:table-cell>
              <table:table-cell office:value-type="float" office:value="0.0828628952666693">
                <text:p>0.0828628952666693</text:p>
              </table:table-cell>
              <table:table-cell office:value-type="float" office:value="0.00754016817338439">
                <text:p>0.00754016817338439</text:p>
              </table:table-cell>
              <table:table-cell office:value-type="float" office:value="0.406616398878844">
                <text:p>0.406616398878844</text:p>
              </table:table-cell>
              <table:table-cell office:value-type="float" office:value="0.142789467450949">
                <text:p>0.142789467450949</text:p>
              </table:table-cell>
              <table:table-cell office:value-type="float" office:value="0.0198176147803087">
                <text:p>0.0198176147803087</text:p>
              </table:table-cell>
              <table:table-cell office:value-type="float" office:value="0.00797441869645888">
                <text:p>0.00797441869645888</text:p>
              </table:table-cell>
            </table:table-row>
            <table:table-row>
              <table:table-cell office:value-type="string">
                <text:p>test</text:p>
                <draw:g>
                  <svg:desc>modified_skin_lesions.A11:modified_skin_lesions.A11</svg:desc>
                </draw:g>
              </table:table-cell>
              <table:table-cell office:value-type="float" office:value="0.00347400418459595">
                <text:p>0.00347400418459595</text:p>
                <draw:g>
                  <svg:desc>modified_skin_lesions.B11:modified_skin_lesions.I11</svg:desc>
                </draw:g>
              </table:table-cell>
              <table:table-cell office:value-type="float" office:value="0.0131459476530733">
                <text:p>0.0131459476530733</text:p>
              </table:table-cell>
              <table:table-cell office:value-type="float" office:value="0.0103825352335084">
                <text:p>0.0103825352335084</text:p>
              </table:table-cell>
              <table:table-cell office:value-type="float" office:value="0.000986933006987486">
                <text:p>0.000986933006987486</text:p>
              </table:table-cell>
              <table:table-cell office:value-type="float" office:value="0.0508467885199953">
                <text:p>0.0508467885199953</text:p>
              </table:table-cell>
              <table:table-cell office:value-type="float" office:value="0.0178832260866132">
                <text:p>0.0178832260866132</text:p>
              </table:table-cell>
              <table:table-cell office:value-type="float" office:value="0.00252654849788796">
                <text:p>0.00252654849788796</text:p>
              </table:table-cell>
              <table:table-cell office:value-type="float" office:value="0.00102641032726699">
                <text:p>0.00102641032726699</text:p>
              </table:table-cell>
            </table:table-row>
            <table:table-row>
              <table:table-cell office:value-type="string">
                <text:p>val</text:p>
                <draw:g>
                  <svg:desc>modified_skin_lesions.A12:modified_skin_lesions.A12</svg:desc>
                </draw:g>
              </table:table-cell>
              <table:table-cell office:value-type="float" office:value="0.00339504954403695">
                <text:p>0.00339504954403695</text:p>
                <draw:g>
                  <svg:desc>modified_skin_lesions.B12:modified_skin_lesions.I12</svg:desc>
                </draw:g>
              </table:table-cell>
              <table:table-cell office:value-type="float" office:value="0.0131064703327938">
                <text:p>0.0131064703327938</text:p>
              </table:table-cell>
              <table:table-cell office:value-type="float" office:value="0.0103430579132289">
                <text:p>0.0103430579132289</text:p>
              </table:table-cell>
              <table:table-cell office:value-type="float" office:value="0.000907978366428487">
                <text:p>0.000907978366428487</text:p>
              </table:table-cell>
              <table:table-cell office:value-type="float" office:value="0.0508073111997158">
                <text:p>0.0508073111997158</text:p>
              </table:table-cell>
              <table:table-cell office:value-type="float" office:value="0.0178437487663337">
                <text:p>0.0178437487663337</text:p>
              </table:table-cell>
              <table:table-cell office:value-type="float" office:value="0.00244759385732896">
                <text:p>0.00244759385732896</text:p>
              </table:table-cell>
              <table:table-cell office:value-type="float" office:value="0.000986933006987486">
                <text:p>0.0009869330069874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